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paragraph-properties style:line-height-at-least="0.423cm"/>
      <style:text-properties fo:color="#000000" style:font-name="Droid Sans Mono" fo:font-size="9pt" fo:font-weight="normal" fo:background-color="#fffffe"/>
    </style:style>
    <style:style style:name="P42"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3"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4"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5"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6"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7"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48"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fo:background-color="#fffffe"/>
    </style:style>
    <style:style style:name="P69" style:family="paragraph" style:parent-style-name="Standard">
      <style:paragraph-properties style:line-height-at-least="0.423cm"/>
      <style:text-properties fo:color="#000000" officeooo:paragraph-rsid="000e3aab" fo:background-color="#fffffe"/>
    </style:style>
    <style:style style:name="P70"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1"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2"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19"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20"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21"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22"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23"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24"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25"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26"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27"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28"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29"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30"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31"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32"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33"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34"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35"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160" style:family="paragraph" style:parent-style-name="Standard" style:list-style-name="L1">
      <style:text-properties officeooo:rsid="000b74d4" officeooo:paragraph-rsid="000b74d4"/>
    </style:style>
    <style:style style:name="P16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16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16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16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71"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2"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style:font-weight-asian="normal" style:font-weight-complex="normal"/>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style:font-weight-asian="normal" style:font-weight-complex="normal"/>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style:font-weight-asian="normal" style:font-weight-complex="normal"/>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53cac4"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189" style:family="paragraph" style:parent-style-name="Standard">
      <style:text-properties fo:font-weight="normal" officeooo:paragraph-rsid="0053cac4"/>
    </style:style>
    <style:style style:name="P190" style:family="paragraph" style:parent-style-name="Standard">
      <style:text-properties fo:font-weight="normal" officeooo:paragraph-rsid="0057c8c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53cac4"/>
    </style:style>
    <style:style style:name="T7" style:family="text">
      <style:text-properties fo:font-weight="bold" officeooo:rsid="005a2d37"/>
    </style:style>
    <style:style style:name="T8" style:family="text">
      <style:text-properties fo:font-weight="bold" officeooo:rsid="005b38c6"/>
    </style:style>
    <style:style style:name="T9" style:family="text">
      <style:text-properties fo:font-weight="bold" fo:background-color="#fffffe" loext:char-shading-value="0" style:font-weight-asian="bold" style:font-weight-complex="bold"/>
    </style:style>
    <style:style style:name="T10" style:family="text">
      <style:text-properties fo:font-weight="bold" officeooo:rsid="0053cac4" fo:background-color="#fffffe" loext:char-shading-value="0" style:font-weight-asian="bold" style:font-weight-complex="bold"/>
    </style:style>
    <style:style style:name="T11" style:family="text">
      <style:text-properties fo:font-weight="bold" officeooo:rsid="005e46fa" fo:background-color="#fffffe" loext:char-shading-value="0" style:font-weight-asian="bold" style:font-weight-complex="bold"/>
    </style:style>
    <style:style style:name="T12" style:family="text">
      <style:text-properties fo:font-weight="bold" officeooo:rsid="0072e4da" fo:background-color="#fffffe" loext:char-shading-value="0" style:font-weight-asian="bold" style:font-weight-complex="bold"/>
    </style:style>
    <style:style style:name="T13" style:family="text">
      <style:text-properties fo:font-weight="bold" officeooo:rsid="0062fab2"/>
    </style:style>
    <style:style style:name="T14" style:family="text">
      <style:text-properties fo:font-weight="bold" officeooo:rsid="00666e8e"/>
    </style:style>
    <style:style style:name="T15" style:family="text">
      <style:text-properties fo:font-weight="bold" officeooo:rsid="0072e4da"/>
    </style:style>
    <style:style style:name="T16" style:family="text">
      <style:text-properties style:font-name="Droid Sans Mono" fo:font-size="9pt" fo:font-weight="normal"/>
    </style:style>
    <style:style style:name="T17" style:family="text">
      <style:text-properties fo:color="#a31515" style:font-name="Droid Sans Mono" fo:font-size="9pt" fo:font-weight="normal"/>
    </style:style>
    <style:style style:name="T18" style:family="text">
      <style:text-properties fo:color="#0451a5" style:font-name="Droid Sans Mono" fo:font-size="9pt" fo:font-weight="normal"/>
    </style:style>
    <style:style style:name="T19" style:family="text">
      <style:text-properties fo:color="#0451a5" style:font-name="Droid Sans Mono" fo:font-size="9pt" fo:font-weight="normal" officeooo:rsid="000e3aab"/>
    </style:style>
    <style:style style:name="T20" style:family="text">
      <style:text-properties fo:color="#09885a" style:font-name="Droid Sans Mono" fo:font-size="9pt" fo:font-weight="normal"/>
    </style:style>
    <style:style style:name="T21" style:family="text">
      <style:text-properties officeooo:rsid="000e3aab"/>
    </style:style>
    <style:style style:name="T22" style:family="text">
      <style:text-properties officeooo:rsid="000ed9f7"/>
    </style:style>
    <style:style style:name="T23" style:family="text">
      <style:text-properties fo:font-weight="normal" officeooo:rsid="0010766e" style:font-weight-asian="normal" style:font-weight-complex="normal"/>
    </style:style>
    <style:style style:name="T24" style:family="text">
      <style:text-properties fo:font-variant="normal" fo:text-transform="none" fo:color="#505050" style:font-name="OpenSans" fo:font-size="9pt" fo:letter-spacing="normal" fo:font-style="normal"/>
    </style:style>
    <style:style style:name="T25" style:family="text">
      <style:text-properties fo:font-variant="normal" fo:text-transform="none" fo:color="#505050" style:font-name="OpenSans" fo:font-size="9pt" fo:letter-spacing="normal" fo:font-style="normal" fo:background-color="#fffffe" loext:char-shading-value="0"/>
    </style:style>
    <style:style style:name="T26" style:family="text">
      <style:text-properties fo:font-variant="normal" fo:text-transform="none" fo:color="#505050" style:font-name="OpenSans" fo:font-size="9pt" fo:letter-spacing="normal" fo:font-style="normal" officeooo:rsid="002062ee" fo:background-color="#fffffe" loext:char-shading-value="0"/>
    </style:style>
    <style:style style:name="T27" style:family="text">
      <style:text-properties fo:font-variant="normal" fo:text-transform="none" fo:color="#505050" style:font-name="OpenSans" fo:font-size="9pt" fo:letter-spacing="normal" fo:font-style="normal" officeooo:rsid="0023a7a1" fo:background-color="#fffffe" loext:char-shading-value="0"/>
    </style:style>
    <style:style style:name="T28" style:family="text">
      <style:text-properties fo:font-variant="normal" fo:text-transform="none" fo:color="#505050" style:font-name="OpenSans" fo:font-size="9pt" fo:letter-spacing="normal" fo:font-style="normal" officeooo:rsid="0027518e" fo:background-color="#fffffe" loext:char-shading-value="0"/>
    </style:style>
    <style:style style:name="T29" style:family="text">
      <style:text-properties fo:font-variant="normal" fo:text-transform="none" fo:color="#505050" style:font-name="OpenSans" fo:font-size="9pt" fo:letter-spacing="normal" fo:font-style="normal" officeooo:rsid="0030b615" fo:background-color="#fffffe" loext:char-shading-value="0"/>
    </style:style>
    <style:style style:name="T30" style:family="text">
      <style:text-properties fo:font-variant="normal" fo:text-transform="none" fo:color="#505050" style:font-name="OpenSans" fo:font-size="9pt" fo:letter-spacing="normal" fo:font-style="normal" officeooo:rsid="0038f4cc" fo:background-color="#fffffe" loext:char-shading-value="0"/>
    </style:style>
    <style:style style:name="T31" style:family="text">
      <style:text-properties fo:font-variant="normal" fo:text-transform="none" fo:color="#505050" style:font-name="OpenSans" fo:font-size="9pt" fo:letter-spacing="normal" fo:font-style="normal" officeooo:rsid="0010766e"/>
    </style:style>
    <style:style style:name="T32" style:family="text">
      <style:text-properties fo:font-variant="normal" fo:text-transform="none" fo:color="#505050" style:font-name="OpenSans" fo:font-size="9pt" fo:letter-spacing="normal" fo:font-style="normal" officeooo:rsid="0011a262"/>
    </style:style>
    <style:style style:name="T33" style:family="text">
      <style:text-properties fo:font-variant="normal" fo:text-transform="none" fo:color="#505050" style:font-name="OpenSans" fo:font-size="9pt" fo:letter-spacing="normal" fo:font-style="normal" officeooo:rsid="001ce559"/>
    </style:style>
    <style:style style:name="T34" style:family="text">
      <style:text-properties fo:font-variant="normal" fo:text-transform="none" fo:color="#505050" style:font-name="OpenSans" fo:font-size="9pt" fo:letter-spacing="normal" fo:font-style="normal" officeooo:rsid="002062ee"/>
    </style:style>
    <style:style style:name="T35" style:family="text">
      <style:text-properties fo:font-variant="normal" fo:text-transform="none" fo:color="#505050" style:font-name="OpenSans" fo:font-size="9pt" fo:letter-spacing="normal" fo:font-style="normal" officeooo:rsid="002dde14"/>
    </style:style>
    <style:style style:name="T36" style:family="text">
      <style:text-properties fo:font-variant="normal" fo:text-transform="none" fo:color="#505050" style:font-name="OpenSans" fo:font-size="9pt" fo:letter-spacing="normal" fo:font-style="normal" officeooo:rsid="002e7952"/>
    </style:style>
    <style:style style:name="T37" style:family="text">
      <style:text-properties fo:font-variant="normal" fo:text-transform="none" fo:color="#505050" style:font-name="OpenSans" fo:font-size="9pt" fo:letter-spacing="normal" fo:font-style="normal" officeooo:rsid="0030b615"/>
    </style:style>
    <style:style style:name="T38" style:family="text">
      <style:text-properties fo:font-variant="normal" fo:text-transform="none" fo:color="#505050" style:font-name="OpenSans" fo:font-size="9pt" fo:letter-spacing="normal" fo:font-style="normal" officeooo:rsid="0035dbc3"/>
    </style:style>
    <style:style style:name="T39" style:family="text">
      <style:text-properties fo:font-variant="normal" fo:text-transform="none" fo:color="#505050" style:font-name="OpenSans" fo:font-size="9pt" fo:letter-spacing="normal" fo:font-style="normal" officeooo:rsid="0039aa72"/>
    </style:style>
    <style:style style:name="T40" style:family="text">
      <style:text-properties fo:font-variant="normal" fo:text-transform="none" fo:color="#505050" style:font-name="OpenSans" fo:font-size="9pt" fo:letter-spacing="normal" fo:font-style="normal" officeooo:rsid="0039aa72" style:font-weight-asian="normal" style:font-weight-complex="normal"/>
    </style:style>
    <style:style style:name="T41" style:family="text">
      <style:text-properties fo:font-variant="normal" fo:text-transform="none" fo:color="#505050" style:font-name="OpenSans" fo:font-size="9pt" fo:letter-spacing="normal" fo:font-style="normal" officeooo:rsid="0053cac4" style:font-weight-asian="normal" style:font-weight-complex="normal"/>
    </style:style>
    <style:style style:name="T42" style:family="text">
      <style:text-properties fo:font-variant="normal" fo:text-transform="none" fo:color="#505050" style:font-name="OpenSans" fo:font-size="9pt" fo:letter-spacing="normal" fo:font-style="normal" officeooo:rsid="0057c8c3" style:font-weight-asian="normal" style:font-weight-complex="normal"/>
    </style:style>
    <style:style style:name="T43" style:family="text">
      <style:text-properties fo:font-variant="normal" fo:text-transform="none" fo:color="#505050" style:font-name="OpenSans" fo:font-size="9pt" fo:letter-spacing="normal" fo:font-style="normal" officeooo:rsid="0052c3cf"/>
    </style:style>
    <style:style style:name="T44" style:family="text">
      <style:text-properties fo:font-variant="normal" fo:text-transform="none" fo:color="#505050" style:font-name="OpenSans" fo:font-size="9pt" fo:letter-spacing="normal" fo:font-style="normal" fo:font-weight="normal" officeooo:rsid="0010766e" fo:background-color="#fffffe" loext:char-shading-value="0" style:font-weight-asian="bold" style:font-weight-complex="bold"/>
    </style:style>
    <style:style style:name="T45" style:family="text">
      <style:text-properties fo:font-variant="normal" fo:text-transform="none" fo:color="#505050" style:font-name="OpenSans" fo:letter-spacing="normal" fo:font-style="normal"/>
    </style:style>
    <style:style style:name="T46" style:family="text">
      <style:text-properties fo:font-variant="normal" fo:text-transform="none" fo:color="#505050" style:font-name="OpenSans" fo:letter-spacing="normal" fo:font-style="normal" fo:font-weight="normal"/>
    </style:style>
    <style:style style:name="T47" style:family="text">
      <style:text-properties fo:font-variant="normal" fo:text-transform="none" fo:color="#505050" style:font-name="OpenSans" fo:letter-spacing="normal" fo:font-style="normal" fo:font-weight="normal" officeooo:rsid="0011a262"/>
    </style:style>
    <style:style style:name="T48" style:family="text">
      <style:text-properties fo:font-variant="normal" fo:text-transform="none" fo:color="#505050" style:font-name="OpenSans" fo:letter-spacing="normal" fo:font-style="normal" fo:font-weight="normal" officeooo:rsid="0012911b"/>
    </style:style>
    <style:style style:name="T49" style:family="text">
      <style:text-properties fo:font-variant="normal" fo:text-transform="none" fo:color="#505050" style:font-name="OpenSans" fo:letter-spacing="normal" fo:font-style="normal" officeooo:rsid="00161d9b"/>
    </style:style>
    <style:style style:name="T50" style:family="text">
      <style:text-properties fo:font-variant="normal" fo:text-transform="none" fo:color="#505050" style:font-name="OpenSans" fo:letter-spacing="normal" fo:font-style="normal" officeooo:rsid="0019d8e6"/>
    </style:style>
    <style:style style:name="T51" style:family="text">
      <style:text-properties fo:font-variant="normal" fo:text-transform="none" fo:color="#505050" style:font-name="OpenSans" fo:letter-spacing="normal" fo:font-style="normal" officeooo:rsid="002062ee"/>
    </style:style>
    <style:style style:name="T52" style:family="text">
      <style:text-properties fo:font-variant="normal" fo:text-transform="none" fo:color="#505050" style:font-name="OpenSans" fo:letter-spacing="normal" fo:font-style="normal" officeooo:rsid="0022886d"/>
    </style:style>
    <style:style style:name="T53" style:family="text">
      <style:text-properties fo:font-variant="normal" fo:text-transform="none" fo:color="#505050" style:font-name="OpenSans" fo:letter-spacing="normal" fo:font-style="normal" officeooo:rsid="002a0725"/>
    </style:style>
    <style:style style:name="T54" style:family="text">
      <style:text-properties fo:font-variant="normal" fo:text-transform="none" fo:color="#505050" style:font-name="OpenSans" fo:letter-spacing="normal" fo:font-style="normal" fo:font-weight="bold"/>
    </style:style>
    <style:style style:name="T55" style:family="text">
      <style:text-properties fo:font-variant="normal" fo:text-transform="none" fo:color="#505050" style:font-name="OpenSans" fo:letter-spacing="normal" fo:font-style="normal" fo:font-weight="bold" officeooo:rsid="002062ee"/>
    </style:style>
    <style:style style:name="T56" style:family="text">
      <style:text-properties fo:font-variant="normal" fo:text-transform="none" fo:color="#505050" style:font-name="OpenSans" fo:letter-spacing="normal" fo:font-style="normal" officeooo:rsid="0030b615"/>
    </style:style>
    <style:style style:name="T57" style:family="text">
      <style:text-properties fo:font-variant="normal" fo:text-transform="none" fo:color="#505050" style:font-name="OpenSans" fo:letter-spacing="normal" fo:font-style="normal" officeooo:rsid="0035dbc3"/>
    </style:style>
    <style:style style:name="T58" style:family="text">
      <style:text-properties fo:font-variant="normal" fo:text-transform="none" fo:color="#505050" style:font-name="OpenSans" fo:letter-spacing="normal" fo:font-style="normal" officeooo:rsid="0039aa72"/>
    </style:style>
    <style:style style:name="T59" style:family="text">
      <style:text-properties officeooo:rsid="0010766e" style:font-weight-asian="normal" style:font-weight-complex="normal"/>
    </style:style>
    <style:style style:name="T60" style:family="text">
      <style:text-properties officeooo:rsid="003cc758"/>
    </style:style>
    <style:style style:name="T61" style:family="text">
      <style:text-properties officeooo:rsid="003cf514"/>
    </style:style>
    <style:style style:name="T62" style:family="text">
      <style:text-properties officeooo:rsid="003d97f9"/>
    </style:style>
    <style:style style:name="T63" style:family="text">
      <style:text-properties officeooo:rsid="003f5b27"/>
    </style:style>
    <style:style style:name="T64" style:family="text">
      <style:text-properties officeooo:rsid="00406ef9"/>
    </style:style>
    <style:style style:name="T65" style:family="text">
      <style:text-properties officeooo:rsid="0045467f"/>
    </style:style>
    <style:style style:name="T66" style:family="text">
      <style:text-properties officeooo:rsid="0046bfbe"/>
    </style:style>
    <style:style style:name="T67" style:family="text">
      <style:text-properties officeooo:rsid="004c452b"/>
    </style:style>
    <style:style style:name="T68" style:family="text">
      <style:text-properties officeooo:rsid="004df15b"/>
    </style:style>
    <style:style style:name="T69" style:family="text">
      <style:text-properties officeooo:rsid="004fbdb3"/>
    </style:style>
    <style:style style:name="T70" style:family="text">
      <style:text-properties officeooo:rsid="0053cac4"/>
    </style:style>
    <style:style style:name="T71" style:family="text">
      <style:text-properties fo:background-color="#fffffe"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8446916117303328354" text:style-name="L1">
        <text:list-item>
          <text:p text:style-name="P160">node js</text:p>
        </text:list-item>
        <text:list-item>
          <text:p text:style-name="P160">mysql</text:p>
        </text:list-item>
        <text:list-item>
          <text:p text:style-name="P160">npm </text:p>
        </text:list-item>
        <text:list-item>
          <text:p text:style-name="P160">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URL:127.0.0.1:8012/api/logi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3">{</text:p>
      <text:p text:style-name="P68">    <text:span text:style-name="T17">"success"</text:span><text:span text:style-name="T16">: </text:span><text:span text:style-name="T18">true</text:span><text:span text:style-name="T16">,</text:span></text:p>
      <text:p text:style-name="P68">    <text:span text:style-name="T17">"data"</text:span><text:span text:style-name="T16">: {</text:span></text:p>
      <text:p text:style-name="P68">        <text:span text:style-name="T17">"id"</text:span><text:span text:style-name="T16">: </text:span><text:span text:style-name="T20">1</text:span><text:span text:style-name="T16">,</text:span></text:p>
      <text:p text:style-name="P68">        <text:span text:style-name="T17">"first_name"</text:span><text:span text:style-name="T16">: </text:span><text:span text:style-name="T18">"admin"</text:span><text:span text:style-name="T16">,</text:span></text:p>
      <text:p text:style-name="P68">        <text:span text:style-name="T17">"role_id"</text:span><text:span text:style-name="T16">: </text:span><text:span text:style-name="T20">1</text:span><text:span text:style-name="T16">,</text:span></text:p>
      <text:p text:style-name="P68">        <text:span text:style-name="T17">"token"</text:span><text:span text:style-name="T16">: </text:span><text:span text:style-name="T18">"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F1lWn_E4mESAQTSAHMCQQdiQV01BxC5CW6JNR-RdmaY"</text:span><text:span text:style-name="T16">,</text:span></text:p>
      <text:p text:style-name="P68">        <text:span text:style-name="T17">"is_admin"</text:span><text:span text:style-name="T16">: </text:span><text:span text:style-name="T18">true</text:span><text:span text:style-name="T16">,</text:span></text:p>
      <text:p text:style-name="P68">        <text:span text:style-name="T17">"is_super_admin"</text:span><text:span text:style-name="T16">: </text:span><text:span text:style-name="T18">true</text:span><text:span text:style-name="T16">,</text:span></text:p>
      <text:p text:style-name="P68"><text:soft-page-break/>        <text:span text:style-name="T17">"last_login_time"</text:span><text:span text:style-name="T16">: </text:span><text:span text:style-name="T18">"09-Mar-2020 10:29:49 PM"</text:span><text:span text:style-name="T16">,</text:span></text:p>
      <text:p text:style-name="P68">        <text:span text:style-name="T17">"current_login_time"</text:span><text:span text:style-name="T16">: </text:span><text:span text:style-name="T18">"09-Mar-2020 11:26:58 PM"</text:span></text:p>
      <text:p text:style-name="P68">    <text:span text:style-name="T16">}</text:span></text:p>
      <text:p text:style-name="P41">}</text:p>
      <text:p text:style-name="P8"/>
      <text:p text:style-name="P8"/>
      <text:p text:style-name="P4">2) Forgot Password</text:p>
      <text:p text:style-name="P4"/>
      <text:p text:style-name="P9">URL:127.0.0.1:8012/api/<text:span text:style-name="T21">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5">{</text:p>
      <text:p text:style-name="P68">    <text:span text:style-name="T17">"success"</text:span><text:span text:style-name="T16">: </text:span><text:span text:style-name="T18">true</text:span><text:span text:style-name="T16">,</text:span></text:p>
      <text:p text:style-name="P68">    <text:span text:style-name="T17">"message"</text:span><text:span text:style-name="T16">: </text:span><text:span text:style-name="T18">"Please check you mail to Reset your Password"</text:span></text:p>
      <text:p text:style-name="P41">}</text:p>
      <text:p text:style-name="P41"/>
      <text:p text:style-name="P41"/>
      <text:p text:style-name="P56">3) Reset Password</text:p>
      <text:p text:style-name="P56"/>
      <text:p text:style-name="P10">URL:127.0.0.1:8012/api/reset_password</text:p>
      <text:p text:style-name="P10"/>
      <text:p text:style-name="P10">Method:POST</text:p>
      <text:p text:style-name="P10"/>
      <text:p text:style-name="P10">Sample Json Data:</text:p>
      <text:p text:style-name="P10">{</text:p>
      <text:p text:style-name="P10"><text:span text:style-name="T21">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6">{</text:p>
      <text:p text:style-name="P69">    <text:span text:style-name="T17">"success"</text:span><text:span text:style-name="T16">: </text:span><text:span text:style-name="T18">true</text:span><text:span text:style-name="T16">,</text:span></text:p>
      <text:p text:style-name="P69">    <text:span text:style-name="T17">"message"</text:span><text:span text:style-name="T16">: </text:span><text:span text:style-name="T18">"</text:span><text:span text:style-name="T19">Password Reset Successfully</text:span><text:span text:style-name="T18">"</text:span></text:p>
      <text:p text:style-name="P42">}</text:p>
      <text:p text:style-name="P44"/>
      <text:p text:style-name="P56">4) Users List</text:p>
      <text:p text:style-name="P56"/>
      <text:p text:style-name="P10">URL:127.0.0.1:8012/api/<text:span text:style-name="T21">users</text:span></text:p>
      <text:p text:style-name="P10"/>
      <text:p text:style-name="P10">Method:<text:span text:style-name="T21">GET</text:span></text:p>
      <text:p text:style-name="P10"/>
      <text:p text:style-name="P10"/>
      <text:p text:style-name="P10"/>
      <text:p text:style-name="P44"><text:soft-page-break/></text:p>
      <text:p text:style-name="P44"/>
      <text:p text:style-name="P56">5) Users Login Log List</text:p>
      <text:p text:style-name="P56"/>
      <text:p text:style-name="P10">URL:127.0.0.1:8012/<text:span text:style-name="T69">a</text:span>pi/login_log</text:p>
      <text:p text:style-name="P10"/>
      <text:p text:style-name="P10">Method:<text:span text:style-name="T21">GET</text:span></text:p>
      <text:p text:style-name="P10"/>
      <text:p text:style-name="P10"/>
      <text:p text:style-name="P13">6)<text:span text:style-name="T3">Roles List</text:span></text:p>
      <text:p text:style-name="P5"/>
      <text:p text:style-name="P11">URL:127.0.0.1:8012/api/<text:span text:style-name="T22">roles</text:span></text:p>
      <text:p text:style-name="P11"/>
      <text:p text:style-name="P11">Method:<text:span text:style-name="T21">GET</text:span></text:p>
      <text:p text:style-name="P6"/>
      <text:p text:style-name="P15">7) <text:span text:style-name="T2">Category List</text:span></text:p>
      <text:p text:style-name="P13"/>
      <text:p text:style-name="P16"><text:span text:style-name="T59">URL: </text:span><text:a xlink:type="simple" xlink:href="http://127.0.0.1:8012/api/categories" text:style-name="Internet_20_link" text:visited-style-name="Visited_20_Internet_20_Link">http://127.0.0.1:8012/api/categories</text:a><text:span text:style-name="T24">?</text:span><text:span text:style-name="T43">name=”test”&amp;is_active=true</text:span></text:p>
      <text:p text:style-name="P70"/>
      <text:p text:style-name="P71">METHOD :GET </text:p>
      <text:p text:style-name="P71"/>
      <text:p text:style-name="P71">RESPONSE:</text:p>
      <text:p text:style-name="P71"/>
      <text:p text:style-name="P71">{</text:p>
      <text:p text:style-name="P71"><text:s text:c="4"/>"success": true,</text:p>
      <text:p text:style-name="P71"><text:s text:c="4"/>"data": [</text:p>
      <text:p text:style-name="P71"><text:s text:c="8"/>{</text:p>
      <text:p text:style-name="P71"><text:s text:c="12"/>"id": 1,</text:p>
      <text:p text:style-name="P71"><text:s text:c="12"/>"name": "Bussiness",</text:p>
      <text:p text:style-name="P71"><text:s text:c="12"/>"slug": "bussiness",</text:p>
      <text:p text:style-name="P71"><text:s text:c="12"/>"is_active": true,</text:p>
      <text:p text:style-name="P71"><text:s text:c="12"/>"image_path": null,</text:p>
      <text:p text:style-name="P71"><text:s text:c="12"/>"image_name": null,</text:p>
      <text:p text:style-name="P71"><text:s text:c="12"/>"createdAt": "2020-03-28T10:24:09.000Z",</text:p>
      <text:p text:style-name="P71"><text:s text:c="12"/>"updatedAt": "2020-03-28T10:24:09.000Z",</text:p>
      <text:p text:style-name="P71"><text:s text:c="12"/>"deletedAt": null</text:p>
      <text:p text:style-name="P71"><text:s text:c="8"/>}</text:p>
      <text:p text:style-name="P71"><text:s text:c="4"/>],</text:p>
      <text:p text:style-name="P71"><text:s text:c="4"/>"count": 1</text:p>
      <text:p text:style-name="P71">}</text:p>
      <text:p text:style-name="P13"/>
      <text:p text:style-name="P61">8) Category Add</text:p>
      <text:p text:style-name="P61"/>
      <text:p text:style-name="P14"/>
      <text:p text:style-name="P16"><text:span text:style-name="T59">URL: </text:span><text:a xlink:type="simple" xlink:href="http://127.0.0.1:8012/api/categories" text:style-name="Internet_20_link" text:visited-style-name="Visited_20_Internet_20_Link"><text:span text:style-name="T24">http://127.0.0.1:8012/api/categories</text:span></text:a></text:p>
      <text:p text:style-name="P70"/>
      <text:p text:style-name="P74">METHOD :POST</text:p>
      <text:p text:style-name="P74"/>
      <text:p text:style-name="P74">REQUEST</text:p>
      <text:p text:style-name="P74">{</text:p>
      <text:p text:style-name="P74"><text:tab/>"name":"Bussiness",</text:p>
      <text:p text:style-name="P74"><text:tab/>"is_active":1,</text:p>
      <text:p text:style-name="P74"><text:tab/>“<text:span text:style-name="T69">image_path</text:span>”:”/<text:span text:style-name="T69">assests/image.png</text:span>”</text:p>
      <text:p text:style-name="P89"><text:tab/>“<text:span text:style-name="T69">image_name</text:span>”:”<text:span text:style-name="T69">example.png</text:span>”</text:p>
      <text:p text:style-name="P74">} </text:p>
      <text:p text:style-name="P74"/>
      <text:p text:style-name="P74">RESPOSNE</text:p>
      <text:p text:style-name="P74"/>
      <text:p text:style-name="P18">{</text:p>
      <text:p text:style-name="P18"><text:s text:c="4"/>"success": true,</text:p>
      <text:p text:style-name="P18"><text:soft-page-break/><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89"><text:s text:c="9"/>“<text:span text:style-name="T69">image_path</text:span>”:”/<text:span text:style-name="T69">assests/image.png</text:span>”</text:p>
      <text:p text:style-name="P89"><text:s text:c="9"/>“<text:span text:style-name="T69">image_name</text:span>”:”<text:span text:style-name="T69">example.png</text:span>”</text:p>
      <text:p text:style-name="P18"><text:s text:c="4"/>}</text:p>
      <text:p text:style-name="P18">}</text:p>
      <text:p text:style-name="P61"/>
      <text:p text:style-name="P61">9) Category Edit</text:p>
      <text:p text:style-name="P61"/>
      <text:p text:style-name="P16"><text:span text:style-name="T59">URL: </text:span><text:a xlink:type="simple" xlink:href="http://127.0.0.1:8012/api/categories" text:style-name="Internet_20_link" text:visited-style-name="Visited_20_Internet_20_Link"><text:span text:style-name="T24">http://127.0.0.1:8012/api/categories</text:span></text:a></text:p>
      <text:p text:style-name="P70"/>
      <text:p text:style-name="P74">METHOD :PUT</text:p>
      <text:p text:style-name="P56"/>
      <text:p text:style-name="P56"/>
      <text:p text:style-name="P74">REQUEST</text:p>
      <text:p text:style-name="P74">{</text:p>
      <text:p text:style-name="P74"><text:tab/>"name":"Bussiness",</text:p>
      <text:p text:style-name="P74"><text:tab/>"is_active":1,</text:p>
      <text:p text:style-name="P90"><text:s text:c="12"/>“<text:span text:style-name="T69">image_path</text:span>”:”/<text:span text:style-name="T69">assests/image.png</text:span>”</text:p>
      <text:p text:style-name="P90"><text:s text:c="12"/>“<text:span text:style-name="T69">image_name</text:span>”:”<text:span text:style-name="T69">example.png</text:span>”</text:p>
      <text:p text:style-name="P74"><text:tab/>“id”:1</text:p>
      <text:p text:style-name="P74">} </text:p>
      <text:p text:style-name="P12"/>
      <text:p text:style-name="P7">10) Category Delete</text:p>
      <text:p text:style-name="P15"/>
      <text:p text:style-name="P16"><text:span text:style-name="T59">URL: </text:span><text:a xlink:type="simple" xlink:href="http://127.0.0.1:8012/api/categories" text:style-name="Internet_20_link" text:visited-style-name="Visited_20_Internet_20_Link">http://127.0.0.1:8012/api/categories</text:a><text:span text:style-name="T24">/</text:span><text:span text:style-name="T31">&lt;:id&gt;</text:span></text:p>
      <text:p text:style-name="P70"/>
      <text:p text:style-name="P74">METHOD :DELETE</text:p>
      <text:p text:style-name="P74"/>
      <text:p text:style-name="P74">RESPOSN<text:line-break/>{</text:p>
      <text:p text:style-name="P74"><text:s text:c="4"/>"success": true,</text:p>
      <text:p text:style-name="P74"><text:s text:c="4"/>"message": "Deleted successfully."</text:p>
      <text:p text:style-name="P74">}</text:p>
      <text:p text:style-name="P74"/>
      <text:p text:style-name="P74"/>
      <text:p text:style-name="P136">11) Currencies List</text:p>
      <text:p text:style-name="P74"/>
      <text:p text:style-name="P57"><text:span text:style-name="T23">URL: </text:span><text:a xlink:type="simple" xlink:href="http://127.0.0.1:8012/api/categories" text:style-name="Internet_20_link" text:visited-style-name="Visited_20_Internet_20_Link"><text:span text:style-name="T46">http://127.0.0.1:8012/api/</text:span></text:a><text:span text:style-name="T47">currencies</text:span></text:p>
      <text:p text:style-name="P119"/>
      <text:p text:style-name="P72">METHOD :GET </text:p>
      <text:p text:style-name="P72"/>
      <text:p text:style-name="P72">RESPONSE:</text:p>
      <text:p text:style-name="P72"/>
      <text:p text:style-name="P72">{</text:p>
      <text:p text:style-name="P72"><text:s text:c="4"/>"success": true,</text:p>
      <text:p text:style-name="P72"><text:s text:c="4"/>"data": [</text:p>
      <text:p text:style-name="P17"><text:span text:style-name="T24"><text:s text:c="6"/></text:span><text:span text:style-name="T32"><text:s text:c="4"/>{</text:span></text:p>
      <text:p text:style-name="P120"><text:s text:c="12"/>"id": 1,</text:p>
      <text:p text:style-name="P120"><text:s text:c="12"/>"name": "USD",</text:p>
      <text:p text:style-name="P120"><text:s text:c="12"/>"code": "usd",</text:p>
      <text:p text:style-name="P120"><text:s text:c="12"/>"is_active": true,</text:p>
      <text:p text:style-name="P120"><text:s text:c="12"/>"createdAt": "2020-03-29T13:38:10.000Z",</text:p>
      <text:p text:style-name="P120"><text:s text:c="12"/>"updatedAt": null,</text:p>
      <text:p text:style-name="P120"><text:s text:c="12"/>"deletedAt": null</text:p>
      <text:p text:style-name="P120"><text:soft-page-break/><text:s text:c="8"/>},</text:p>
      <text:p text:style-name="P120"><text:s text:c="8"/>{</text:p>
      <text:p text:style-name="P120"><text:s text:c="12"/>"id": 2,</text:p>
      <text:p text:style-name="P120"><text:s text:c="12"/>"name": "AED",</text:p>
      <text:p text:style-name="P120"><text:s text:c="12"/>"code": "aed",</text:p>
      <text:p text:style-name="P120"><text:s text:c="12"/>"is_active": true,</text:p>
      <text:p text:style-name="P120"><text:s text:c="12"/>"createdAt": "2020-03-29T13:38:10.000Z",</text:p>
      <text:p text:style-name="P120"><text:s text:c="12"/>"updatedAt": null,</text:p>
      <text:p text:style-name="P120"><text:s text:c="12"/>"deletedAt": null</text:p>
      <text:p text:style-name="P120"><text:s text:c="8"/>},</text:p>
      <text:p text:style-name="P72"><text:s text:c="4"/>],</text:p>
      <text:p text:style-name="P17"><text:span text:style-name="T24"><text:s text:c="4"/>"count": </text:span><text:span text:style-name="T32">2</text:span></text:p>
      <text:p text:style-name="P75">}</text:p>
      <text:p text:style-name="P91"/>
      <text:p text:style-name="P137">12) Countries List</text:p>
      <text:p text:style-name="P137"/>
      <text:p text:style-name="P58"><text:span text:style-name="T23">URL: </text:span><text:a xlink:type="simple" xlink:href="http://127.0.0.1:8012/api/categories" text:style-name="Internet_20_link" text:visited-style-name="Visited_20_Internet_20_Link"><text:span text:style-name="T46">http://127.0.0.1:8012/api/</text:span></text:a><text:span text:style-name="T47">c</text:span><text:span text:style-name="T48">ountries</text:span></text:p>
      <text:p text:style-name="P121"/>
      <text:p text:style-name="P73">METHOD :GET </text:p>
      <text:p text:style-name="P73"/>
      <text:p text:style-name="P76">RESPONSE:</text:p>
      <text:p text:style-name="P76"/>
      <text:p text:style-name="P93">{</text:p>
      <text:p text:style-name="P93"><text:s text:c="4"/>"success": true,</text:p>
      <text:p text:style-name="P93"><text:s text:c="4"/>"data": [</text:p>
      <text:p text:style-name="P93"><text:s text:c="8"/>{</text:p>
      <text:p text:style-name="P93"><text:s text:c="12"/>"id": 1,</text:p>
      <text:p text:style-name="P93"><text:s text:c="12"/>"name": "India",</text:p>
      <text:p text:style-name="P93"><text:s text:c="12"/>"slug": "india",</text:p>
      <text:p text:style-name="P93"><text:s text:c="12"/>"iso_code": null,</text:p>
      <text:p text:style-name="P93"><text:s text:c="12"/>"createdAt": "2020-03-29T11:38:29.000Z",</text:p>
      <text:p text:style-name="P93"><text:s text:c="12"/>"updatedAt": "2020-03-29T11:38:29.000Z",</text:p>
      <text:p text:style-name="P93"><text:s text:c="12"/>"deletedAt": null,</text:p>
      <text:p text:style-name="P93"><text:s text:c="12"/>"is_active": true</text:p>
      <text:p text:style-name="P93"><text:s text:c="8"/>}</text:p>
      <text:p text:style-name="P93"><text:s text:c="4"/>],</text:p>
      <text:p text:style-name="P93"><text:s text:c="4"/>"count": 1</text:p>
      <text:p text:style-name="P93">}</text:p>
      <text:p text:style-name="P93"/>
      <text:p text:style-name="P138">13) COUNTRIES ADD</text:p>
      <text:p text:style-name="P138"/>
      <text:p text:style-name="P138"/>
      <text:p text:style-name="P59"><text:span text:style-name="T23">URL: </text:span><text:a xlink:type="simple" xlink:href="http://127.0.0.1:8012/api/categories" text:style-name="Internet_20_link" text:visited-style-name="Visited_20_Internet_20_Link"><text:span text:style-name="T46">http://127.0.0.1:8012/api/</text:span></text:a><text:span text:style-name="T47">c</text:span><text:span text:style-name="T48">ountries</text:span></text:p>
      <text:p text:style-name="P122"/>
      <text:p text:style-name="P47"><text:span text:style-name="T45">METHOD : </text:span><text:span text:style-name="T49">POST</text:span></text:p>
      <text:p text:style-name="P94"/>
      <text:p text:style-name="P53"><text:span text:style-name="T49">R</text:span><text:span text:style-name="T45">EQUEST:</text:span></text:p>
      <text:p text:style-name="P96"/>
      <text:p text:style-name="P96">{</text:p>
      <text:p text:style-name="P96"><text:tab/>"name":"united Kingdom",</text:p>
      <text:p text:style-name="P96"><text:tab/>"is_active":1,</text:p>
      <text:p text:style-name="P96"><text:tab/>"is<text:span text:style-name="T64">o</text:span>_code":"UK"</text:p>
      <text:p text:style-name="P96">}</text:p>
      <text:p text:style-name="P91"/>
      <text:p text:style-name="P91"/>
      <text:p text:style-name="P96">RESPONSE:</text:p>
      <text:p text:style-name="P96"/>
      <text:p text:style-name="P96">{</text:p>
      <text:p text:style-name="P96"><text:s text:c="4"/>"success": true,</text:p>
      <text:p text:style-name="P96"><text:s text:c="4"/>"data": {</text:p>
      <text:p text:style-name="P96"><text:s text:c="8"/>"id": 2,</text:p>
      <text:p text:style-name="P96"><text:s text:c="8"/>"name": "united Kingdom",</text:p>
      <text:p text:style-name="P96"><text:soft-page-break/><text:s text:c="8"/>"is_active": true,</text:p>
      <text:p text:style-name="P96"><text:s text:c="8"/>"slug": "united-kingdom",</text:p>
      <text:p text:style-name="P96"><text:s text:c="8"/>"updatedAt": "2020-03-29T11:44:20.501Z",</text:p>
      <text:p text:style-name="P96"><text:s text:c="8"/>"createdAt": "2020-03-29T11:44:20.501Z"</text:p>
      <text:p text:style-name="P96"><text:s text:c="4"/>}</text:p>
      <text:p text:style-name="P96">}</text:p>
      <text:p text:style-name="P96"/>
      <text:p text:style-name="P139">14) COUNTRIES EDIT</text:p>
      <text:p text:style-name="P98"/>
      <text:p text:style-name="P98"/>
      <text:p text:style-name="P60"><text:span text:style-name="T23">URL: </text:span><text:a xlink:type="simple" xlink:href="http://127.0.0.1:8012/api/categories" text:style-name="Internet_20_link" text:visited-style-name="Visited_20_Internet_20_Link"><text:span text:style-name="T46">http://127.0.0.1:8012/api/</text:span></text:a><text:span text:style-name="T47">c</text:span><text:span text:style-name="T48">ountries/</text:span></text:p>
      <text:p text:style-name="P123"/>
      <text:p text:style-name="P48"><text:span text:style-name="T45">METHOD : </text:span><text:span text:style-name="T49">POST</text:span></text:p>
      <text:p text:style-name="P95"/>
      <text:p text:style-name="P54"><text:span text:style-name="T49">R</text:span><text:span text:style-name="T45">EQUEST:</text:span></text:p>
      <text:p text:style-name="P97"/>
      <text:p text:style-name="P97">{</text:p>
      <text:p text:style-name="P97"><text:tab/>"name":"united Kingdom",</text:p>
      <text:p text:style-name="P97"><text:tab/>"is_active":1,</text:p>
      <text:p text:style-name="P97"><text:tab/>"is<text:span text:style-name="T64">o</text:span>_code":"UK",</text:p>
      <text:p text:style-name="P54"><text:span text:style-name="T45"><text:tab/>“</text:span><text:span text:style-name="T50">id</text:span><text:span text:style-name="T45">”:</text:span><text:span text:style-name="T50">1</text:span></text:p>
      <text:p text:style-name="P97">}</text:p>
      <text:p text:style-name="P97"/>
      <text:p text:style-name="P99">RESPONSE:</text:p>
      <text:p text:style-name="P100">{</text:p>
      <text:p text:style-name="P100"><text:s text:c="4"/>"success": true,</text:p>
      <text:p text:style-name="P100"><text:s text:c="4"/>"message": "Updated successfully."</text:p>
      <text:p text:style-name="P100">}</text:p>
      <text:p text:style-name="P92"/>
      <text:p text:style-name="P140">15) COUNTRIES DELETE</text:p>
      <text:p text:style-name="P140"/>
      <text:p text:style-name="P29"><text:span text:style-name="T59">URL: </text:span><text:a xlink:type="simple" xlink:href="http://127.0.0.1:8012/api/categories" text:style-name="Internet_20_link" text:visited-style-name="Visited_20_Internet_20_Link"><text:span text:style-name="T24">http://127.0.0.1:8012/api/c</text:span></text:a><text:span text:style-name="T33">ountries</text:span><text:span text:style-name="T24">/</text:span><text:span text:style-name="T31">&lt;:id&gt;</text:span></text:p>
      <text:p text:style-name="P124"/>
      <text:p text:style-name="P77">METHOD :DELETE</text:p>
      <text:p text:style-name="P77"/>
      <text:p text:style-name="P19"><text:span text:style-name="T25">RESPOSN</text:span><text:span text:style-name="T26">E</text:span><text:span text:style-name="T25"><text:line-break/>{</text:span></text:p>
      <text:p text:style-name="P77"><text:s text:c="4"/>"success": true,</text:p>
      <text:p text:style-name="P77"><text:s text:c="4"/>"message": "Deleted successfully."</text:p>
      <text:p text:style-name="P77">}</text:p>
      <text:p text:style-name="P77"/>
      <text:p text:style-name="P77"/>
      <text:p text:style-name="P141">16) STATES LIST</text:p>
      <text:p text:style-name="P141"/>
      <text:p text:style-name="P30"><text:span text:style-name="T59">URL: </text:span><text:a xlink:type="simple" xlink:href="http://127.0.0.1:8012/api/categories" text:style-name="Internet_20_link" text:visited-style-name="Visited_20_Internet_20_Link"><text:span text:style-name="T24">http://127.0.0.1:8012/api/</text:span></text:a><text:span text:style-name="T34">states</text:span></text:p>
      <text:p text:style-name="P125"/>
      <text:p text:style-name="P20"><text:span text:style-name="T25">METHOD :</text:span><text:span text:style-name="T26">GET</text:span></text:p>
      <text:p text:style-name="P78"/>
      <text:p text:style-name="P20"><text:span text:style-name="T25">RESPOSN</text:span><text:span text:style-name="T26">E:</text:span></text:p>
      <text:p text:style-name="P101"/>
      <text:p text:style-name="P102">{</text:p>
      <text:p text:style-name="P102"><text:s text:c="4"/>"success": true,</text:p>
      <text:p text:style-name="P102"><text:s text:c="4"/>"data": [</text:p>
      <text:p text:style-name="P102"><text:s text:c="8"/>{</text:p>
      <text:p text:style-name="P102"><text:s text:c="12"/>"id": 1,</text:p>
      <text:p text:style-name="P102"><text:s text:c="12"/>"country_id": 1,</text:p>
      <text:p text:style-name="P102"><text:s text:c="12"/>"name": "Tamil Nadu",</text:p>
      <text:p text:style-name="P102"><text:s text:c="12"/>"slug": "tamil-nadu",</text:p>
      <text:p text:style-name="P102"><text:s text:c="12"/>"is_active": true,</text:p>
      <text:p text:style-name="P102"><text:s text:c="12"/>"createdAt": "2020-03-29T11:56:41.000Z",</text:p>
      <text:p text:style-name="P102"><text:soft-page-break/><text:s text:c="12"/>"updatedAt": "2020-03-29T11:56:41.000Z",</text:p>
      <text:p text:style-name="P102"><text:s text:c="12"/>"deletedAt": null,</text:p>
      <text:p text:style-name="P102"><text:s text:c="12"/>"country": {</text:p>
      <text:p text:style-name="P102"><text:s text:c="16"/>"id": 1,</text:p>
      <text:p text:style-name="P102"><text:s text:c="16"/>"name": "India",</text:p>
      <text:p text:style-name="P102"><text:s text:c="16"/>"slug": "india",</text:p>
      <text:p text:style-name="P102"><text:s text:c="16"/>"iso_code": null,</text:p>
      <text:p text:style-name="P102"><text:s text:c="16"/>"createdAt": "2020-03-29T11:38:29.000Z",</text:p>
      <text:p text:style-name="P102"><text:s text:c="16"/>"updatedAt": "2020-03-29T11:38:29.000Z",</text:p>
      <text:p text:style-name="P102"><text:s text:c="16"/>"deletedAt": null,</text:p>
      <text:p text:style-name="P102"><text:s text:c="16"/>"is_active": true</text:p>
      <text:p text:style-name="P102"><text:s text:c="12"/>}</text:p>
      <text:p text:style-name="P102"><text:s text:c="8"/>}</text:p>
      <text:p text:style-name="P102"><text:s text:c="4"/>],</text:p>
      <text:p text:style-name="P102"><text:s text:c="4"/>"count": 1</text:p>
      <text:p text:style-name="P102">}</text:p>
      <text:p text:style-name="P98"/>
      <text:p text:style-name="P98"/>
      <text:p text:style-name="P62"><text:span text:style-name="T45">16) STATES </text:span><text:span text:style-name="T52">ADD</text:span></text:p>
      <text:p text:style-name="P142"/>
      <text:p text:style-name="P31"><text:span text:style-name="T59">URL: </text:span><text:a xlink:type="simple" xlink:href="http://127.0.0.1:8012/api/categories" text:style-name="Internet_20_link" text:visited-style-name="Visited_20_Internet_20_Link"><text:span text:style-name="T24">http://127.0.0.1:8012/api/</text:span></text:a><text:span text:style-name="T34">states</text:span></text:p>
      <text:p text:style-name="P126"/>
      <text:p text:style-name="P21"><text:span text:style-name="T25">METHOD :</text:span><text:span text:style-name="T27">POST</text:span></text:p>
      <text:p text:style-name="P79"/>
      <text:p text:style-name="P108">REQUEST:</text:p>
      <text:p text:style-name="P108">{</text:p>
      <text:p text:style-name="P108"><text:tab/>"name":"Tamil Nadu",</text:p>
      <text:p text:style-name="P108"><text:tab/>"country_id":"1",</text:p>
      <text:p text:style-name="P108"><text:tab/>"is_active":1</text:p>
      <text:p text:style-name="P108">}<text:tab/></text:p>
      <text:p text:style-name="P108"/>
      <text:p text:style-name="P49"><text:span text:style-name="T45">RESPOSN</text:span><text:span text:style-name="T51">E:</text:span></text:p>
      <text:p text:style-name="P103"/>
      <text:p text:style-name="P104">{</text:p>
      <text:p text:style-name="P104"><text:s text:c="4"/>"success": true,</text:p>
      <text:p text:style-name="P104"><text:s text:c="4"/>"data": {</text:p>
      <text:p text:style-name="P104"><text:s text:c="8"/>"createdAt": "2020-03-29T11:56:41.856Z",</text:p>
      <text:p text:style-name="P104"><text:s text:c="8"/>"name": "Tamil Nadu",</text:p>
      <text:p text:style-name="P104"><text:s text:c="8"/>"country_id": "1",</text:p>
      <text:p text:style-name="P104"><text:s text:c="8"/>"is_active": true,</text:p>
      <text:p text:style-name="P104"><text:s text:c="8"/>"id": 1,</text:p>
      <text:p text:style-name="P104"><text:s text:c="8"/>"slug": "tamil-nadu",</text:p>
      <text:p text:style-name="P104"><text:s text:c="8"/>"updatedAt": "2020-03-29T11:56:41.857Z"</text:p>
      <text:p text:style-name="P104"><text:s text:c="4"/>}</text:p>
      <text:p text:style-name="P104">}</text:p>
      <text:p text:style-name="P104"/>
      <text:p text:style-name="P64"><text:span text:style-name="T51">1</text:span><text:span text:style-name="T45">7) STATES EDIT</text:span></text:p>
      <text:p text:style-name="P144"/>
      <text:p text:style-name="P32"><text:span text:style-name="T59">URL: </text:span><text:a xlink:type="simple" xlink:href="http://127.0.0.1:8012/api/categories" text:style-name="Internet_20_link" text:visited-style-name="Visited_20_Internet_20_Link"><text:span text:style-name="T24">http://127.0.0.1:8012/api/</text:span></text:a><text:span text:style-name="T34">states</text:span></text:p>
      <text:p text:style-name="P127"/>
      <text:p text:style-name="P22"><text:span text:style-name="T25">METHOD :</text:span><text:span text:style-name="T28">PUT</text:span></text:p>
      <text:p text:style-name="P80"/>
      <text:p text:style-name="P109">REQUEST:</text:p>
      <text:p text:style-name="P109">{</text:p>
      <text:p text:style-name="P109"><text:tab/>"name":"Tamil Nadu",</text:p>
      <text:p text:style-name="P109"><text:tab/>"country_id":"1",</text:p>
      <text:p text:style-name="P109"><text:tab/>"is_active":1,</text:p>
      <text:p text:style-name="P26"><text:span text:style-name="T25"><text:tab/>“</text:span><text:span text:style-name="T28">id</text:span><text:span text:style-name="T25">”:</text:span><text:span text:style-name="T28">1</text:span></text:p>
      <text:p text:style-name="P109">}<text:tab/></text:p>
      <text:p text:style-name="P109"/>
      <text:p text:style-name="P109"><text:soft-page-break/></text:p>
      <text:p text:style-name="P50"><text:span text:style-name="T45">RESPON</text:span><text:span text:style-name="T53">S</text:span><text:span text:style-name="T51">E:</text:span></text:p>
      <text:p text:style-name="P105"/>
      <text:p text:style-name="P105">{</text:p>
      <text:p text:style-name="P105"><text:s text:c="4"/>"success": true,</text:p>
      <text:p text:style-name="P105"><text:s text:c="4"/>"message": "Updated successfully."</text:p>
      <text:p text:style-name="P105">}</text:p>
      <text:p text:style-name="P105"/>
      <text:p text:style-name="P105"/>
      <text:p text:style-name="P66"><text:span text:style-name="T51">1</text:span><text:span text:style-name="T45">8) States DELETE</text:span></text:p>
      <text:p text:style-name="P146"/>
      <text:p text:style-name="P33"><text:span text:style-name="T59">URL: </text:span><text:a xlink:type="simple" xlink:href="http://127.0.0.1:8012/api/categories" text:style-name="Internet_20_link" text:visited-style-name="Visited_20_Internet_20_Link"><text:span text:style-name="T24">http://127.0.0.1:8012/api/</text:span></text:a><text:span text:style-name="T35">states</text:span><text:span text:style-name="T24">/</text:span><text:span text:style-name="T31">&lt;:id&gt;</text:span></text:p>
      <text:p text:style-name="P128"/>
      <text:p text:style-name="P81">METHOD :DELETE</text:p>
      <text:p text:style-name="P81"/>
      <text:p text:style-name="P23"><text:span text:style-name="T25">RESPOSN</text:span><text:span text:style-name="T26">E</text:span><text:span text:style-name="T25"><text:line-break/>{</text:span></text:p>
      <text:p text:style-name="P81"><text:s text:c="4"/>"success": true,</text:p>
      <text:p text:style-name="P81"><text:s text:c="4"/>"message": "Deleted successfully."</text:p>
      <text:p text:style-name="P81">}</text:p>
      <text:p text:style-name="P55"/>
      <text:p text:style-name="P81"/>
      <text:p text:style-name="P148">19) CITY LIST</text:p>
      <text:p text:style-name="P148"/>
      <text:p text:style-name="P34"><text:span text:style-name="T59">URL: </text:span><text:a xlink:type="simple" xlink:href="http://127.0.0.1:8012/api/categories" text:style-name="Internet_20_link" text:visited-style-name="Visited_20_Internet_20_Link"><text:span text:style-name="T24">http://127.0.0.1:8012/api/</text:span></text:a><text:span text:style-name="T36">cities</text:span></text:p>
      <text:p text:style-name="P129"/>
      <text:p text:style-name="P24"><text:span text:style-name="T25">METHOD :</text:span><text:span text:style-name="T26">GET</text:span></text:p>
      <text:p text:style-name="P82"/>
      <text:p text:style-name="P51"><text:span text:style-name="T54">RESPOSN</text:span><text:span text:style-name="T55">E:</text:span></text:p>
      <text:p text:style-name="P112">{</text:p>
      <text:p text:style-name="P112"><text:s text:c="4"/>"success": true,</text:p>
      <text:p text:style-name="P112"><text:s text:c="4"/>"data": [</text:p>
      <text:p text:style-name="P112"><text:s text:c="8"/>{</text:p>
      <text:p text:style-name="P112"><text:s text:c="12"/>"id": 1,</text:p>
      <text:p text:style-name="P112"><text:s text:c="12"/>"country_id": 1,</text:p>
      <text:p text:style-name="P112"><text:s text:c="12"/>"state_id": 1,</text:p>
      <text:p text:style-name="P112"><text:s text:c="12"/>"name": "Chennai",</text:p>
      <text:p text:style-name="P112"><text:s text:c="12"/>"slug": "chennai",</text:p>
      <text:p text:style-name="P112"><text:s text:c="12"/>"is_active": false,</text:p>
      <text:p text:style-name="P112"><text:s text:c="12"/>"createdAt": "2020-03-29T12:10:22.000Z",</text:p>
      <text:p text:style-name="P112"><text:s text:c="12"/>"updatedAt": "2020-03-29T12:10:22.000Z",</text:p>
      <text:p text:style-name="P112"><text:s text:c="12"/>"deletedAt": null,</text:p>
      <text:p text:style-name="P112"><text:s text:c="12"/>"state": {</text:p>
      <text:p text:style-name="P112"><text:s text:c="16"/>"id": 1,</text:p>
      <text:p text:style-name="P112"><text:s text:c="16"/>"country_id": 1,</text:p>
      <text:p text:style-name="P112"><text:s text:c="16"/>"name": "Tamil Nadu",</text:p>
      <text:p text:style-name="P112"><text:s text:c="16"/>"slug": "tamil-nadu",</text:p>
      <text:p text:style-name="P112"><text:s text:c="16"/>"is_active": true,</text:p>
      <text:p text:style-name="P112"><text:s text:c="16"/>"createdAt": "2020-03-29T11:56:41.000Z",</text:p>
      <text:p text:style-name="P112"><text:s text:c="16"/>"updatedAt": "2020-03-29T11:56:41.000Z",</text:p>
      <text:p text:style-name="P112"><text:s text:c="16"/>"deletedAt": null</text:p>
      <text:p text:style-name="P112"><text:s text:c="12"/>},</text:p>
      <text:p text:style-name="P112"><text:s text:c="12"/>"country": {</text:p>
      <text:p text:style-name="P112"><text:s text:c="16"/>"id": 1,</text:p>
      <text:p text:style-name="P112"><text:s text:c="16"/>"name": "India",</text:p>
      <text:p text:style-name="P112"><text:s text:c="16"/>"slug": "india",</text:p>
      <text:p text:style-name="P112"><text:s text:c="16"/>"iso_code": null,</text:p>
      <text:p text:style-name="P112"><text:s text:c="16"/>"createdAt": "2020-03-29T11:38:29.000Z",</text:p>
      <text:p text:style-name="P112"><text:s text:c="16"/>"updatedAt": "2020-03-29T11:38:29.000Z",</text:p>
      <text:p text:style-name="P112"><text:s text:c="16"/>"deletedAt": null,</text:p>
      <text:p text:style-name="P112"><text:soft-page-break/><text:s text:c="16"/>"is_active": true</text:p>
      <text:p text:style-name="P112"><text:s text:c="12"/>}</text:p>
      <text:p text:style-name="P112"><text:s text:c="8"/>}</text:p>
      <text:p text:style-name="P112"><text:s text:c="4"/>],</text:p>
      <text:p text:style-name="P112"><text:s text:c="4"/>"count": 1</text:p>
      <text:p text:style-name="P112">}</text:p>
      <text:p text:style-name="P112"/>
      <text:p text:style-name="P112"/>
      <text:p text:style-name="P63"><text:span text:style-name="T56">20</text:span><text:span text:style-name="T45">) </text:span><text:span text:style-name="T56">CITY</text:span><text:span text:style-name="T45"> </text:span><text:span text:style-name="T52">ADD</text:span></text:p>
      <text:p text:style-name="P143"/>
      <text:p text:style-name="P35"><text:span text:style-name="T59">URL: </text:span><text:a xlink:type="simple" xlink:href="http://127.0.0.1:8012/api/categories" text:style-name="Internet_20_link" text:visited-style-name="Visited_20_Internet_20_Link"><text:span text:style-name="T24">http://127.0.0.1:8012/api/</text:span></text:a><text:span text:style-name="T37">cities</text:span></text:p>
      <text:p text:style-name="P130"/>
      <text:p text:style-name="P25"><text:span text:style-name="T25">METHOD :</text:span><text:span text:style-name="T27">POST</text:span></text:p>
      <text:p text:style-name="P83"/>
      <text:p text:style-name="P110">REQUEST:</text:p>
      <text:p text:style-name="P110">{</text:p>
      <text:p text:style-name="P27"><text:span text:style-name="T25"><text:tab/>"name":"</text:span><text:span text:style-name="T29">Chennai</text:span><text:span text:style-name="T25">",</text:span></text:p>
      <text:p text:style-name="P110"><text:tab/>"country_id":"1",</text:p>
      <text:p text:style-name="P27"><text:span text:style-name="T25"><text:tab/>“</text:span><text:span text:style-name="T29">state_id</text:span><text:span text:style-name="T25">”:</text:span><text:span text:style-name="T29">1,</text:span></text:p>
      <text:p text:style-name="P110"><text:tab/>"is_active":1</text:p>
      <text:p text:style-name="P110">}<text:tab/></text:p>
      <text:p text:style-name="P110"/>
      <text:p text:style-name="P52"><text:span text:style-name="T45">RESPOSN</text:span><text:span text:style-name="T51">E:</text:span></text:p>
      <text:p text:style-name="P106"/>
      <text:p text:style-name="P107">{</text:p>
      <text:p text:style-name="P107"><text:s text:c="4"/>"success": true,</text:p>
      <text:p text:style-name="P107"><text:s text:c="4"/>"data": {</text:p>
      <text:p text:style-name="P107"><text:s text:c="8"/>"createdAt": "2020-03-29T12:14:44.918Z",</text:p>
      <text:p text:style-name="P107"><text:s text:c="8"/>"is_active": false,</text:p>
      <text:p text:style-name="P107"><text:s text:c="8"/>"id": 3,</text:p>
      <text:p text:style-name="P107"><text:s text:c="8"/>"name": "Chennai",</text:p>
      <text:p text:style-name="P107"><text:s text:c="8"/>"country_id": 1,</text:p>
      <text:p text:style-name="P107"><text:s text:c="8"/>"state_id": 1,</text:p>
      <text:p text:style-name="P107"><text:s text:c="8"/>"slug": "chennai1",</text:p>
      <text:p text:style-name="P107"><text:s text:c="8"/>"updatedAt": "2020-03-29T12:14:44.918Z"</text:p>
      <text:p text:style-name="P107"><text:s text:c="4"/>}</text:p>
      <text:p text:style-name="P107">}</text:p>
      <text:p text:style-name="P106"/>
      <text:p text:style-name="P65"><text:span text:style-name="T57">21</text:span><text:span text:style-name="T45">) </text:span><text:span text:style-name="T57">CITY</text:span><text:span text:style-name="T45"> EDIT</text:span></text:p>
      <text:p text:style-name="P145"/>
      <text:p text:style-name="P35"><text:span text:style-name="T59">URL: </text:span><text:a xlink:type="simple" xlink:href="http://127.0.0.1:8012/api/categories" text:style-name="Internet_20_link" text:visited-style-name="Visited_20_Internet_20_Link"><text:span text:style-name="T24">http://127.0.0.1:8012/api/</text:span></text:a><text:span text:style-name="T38">cities</text:span></text:p>
      <text:p text:style-name="P130"/>
      <text:p text:style-name="P25"><text:span text:style-name="T25">METHOD :</text:span><text:span text:style-name="T28">PUT</text:span></text:p>
      <text:p text:style-name="P83"/>
      <text:p text:style-name="P110">REQUEST:</text:p>
      <text:p text:style-name="P111">{</text:p>
      <text:p text:style-name="P28"><text:span text:style-name="T25"><text:tab/>"name":"</text:span><text:span text:style-name="T29">Chennai</text:span><text:span text:style-name="T25">",</text:span></text:p>
      <text:p text:style-name="P111"><text:tab/>"country_id":"1",</text:p>
      <text:p text:style-name="P28"><text:span text:style-name="T25"><text:tab/>“</text:span><text:span text:style-name="T29">state_id</text:span><text:span text:style-name="T25">”:</text:span><text:span text:style-name="T29">1,</text:span></text:p>
      <text:p text:style-name="P111"><text:tab/>"is_active":1,</text:p>
      <text:p text:style-name="P28"><text:span text:style-name="T25"><text:tab/>“</text:span><text:span text:style-name="T30">id</text:span><text:span text:style-name="T25">”:</text:span><text:span text:style-name="T30">1</text:span></text:p>
      <text:p text:style-name="P111">}<text:tab/></text:p>
      <text:p text:style-name="P111"/>
      <text:p text:style-name="P110"/>
      <text:p text:style-name="P110"/>
      <text:p text:style-name="P52"><text:span text:style-name="T45">RESPON</text:span><text:span text:style-name="T53">S</text:span><text:span text:style-name="T51">E:</text:span></text:p>
      <text:p text:style-name="P106"/>
      <text:p text:style-name="P106">{</text:p>
      <text:p text:style-name="P106"><text:s text:c="4"/>"success": true,</text:p>
      <text:p text:style-name="P106"><text:s text:c="4"/>"message": "Updated successfully."</text:p>
      <text:p text:style-name="P106"><text:soft-page-break/>}</text:p>
      <text:p text:style-name="P106"/>
      <text:p text:style-name="P106"/>
      <text:p text:style-name="P67"><text:span text:style-name="T58">22</text:span><text:span text:style-name="T45">) </text:span><text:span text:style-name="T58">CITY</text:span><text:span text:style-name="T45"> DELETE</text:span></text:p>
      <text:p text:style-name="P147"/>
      <text:p text:style-name="P35"><text:span text:style-name="T59">URL: </text:span><text:a xlink:type="simple" xlink:href="http://127.0.0.1:8012/api/categories" text:style-name="Internet_20_link" text:visited-style-name="Visited_20_Internet_20_Link"><text:span text:style-name="T24">http://127.0.0.1:8012/api/</text:span></text:a><text:a xlink:type="simple" xlink:href="http://127.0.0.1:8012/api/categories" text:style-name="Internet_20_link" text:visited-style-name="Visited_20_Internet_20_Link">c</text:a><text:span text:style-name="T39">ities</text:span><text:span text:style-name="T24">/</text:span><text:span text:style-name="T31">&lt;:id&gt;</text:span></text:p>
      <text:p text:style-name="P130"/>
      <text:p text:style-name="P83">METHOD :DELETE</text:p>
      <text:p text:style-name="P83"/>
      <text:p text:style-name="P25"><text:span text:style-name="T25">RESPOSN</text:span><text:span text:style-name="T26">E</text:span><text:span text:style-name="T25"><text:line-break/>{</text:span></text:p>
      <text:p text:style-name="P83"><text:s text:c="4"/>"success": true,</text:p>
      <text:p text:style-name="P83"><text:s text:c="4"/>"message": "Deleted successfully."</text:p>
      <text:p text:style-name="P83">}</text:p>
      <text:p text:style-name="P83"/>
      <text:p text:style-name="P83"/>
      <text:p text:style-name="P149">23) Events List</text:p>
      <text:p text:style-name="P149"/>
      <text:p text:style-name="P149"><text:tab/></text:p>
      <text:p text:style-name="P36"><text:span text:style-name="T4">URL</text:span><text:span text:style-name="T59">: </text:span><text:a xlink:type="simple" xlink:href="http://127.0.0.1:8012/api/categories" text:style-name="Internet_20_link" text:visited-style-name="Visited_20_Internet_20_Link"><text:span text:style-name="T24">http://127.0.0.1:8012/api/</text:span></text:a><text:span text:style-name="T39">events</text:span></text:p>
      <text:p text:style-name="P131"/>
      <text:p text:style-name="P84"><text:span text:style-name="T1">METHOD</text:span> :<text:span text:style-name="T60">GET</text:span></text:p>
      <text:p text:style-name="P84"/>
      <text:p text:style-name="P153"/>
      <text:p text:style-name="P154">RESPONSE</text:p>
      <text:p text:style-name="P113">{</text:p>
      <text:p text:style-name="P113"><text:s text:c="4"/>"success": true,</text:p>
      <text:p text:style-name="P113"><text:s text:c="4"/>"data": [</text:p>
      <text:p text:style-name="P113"><text:s text:c="8"/>{</text:p>
      <text:p text:style-name="P113"><text:s text:c="12"/>"id": 2,</text:p>
      <text:p text:style-name="P113"><text:s text:c="12"/>"user_id": 1,</text:p>
      <text:p text:style-name="P113"><text:s text:c="12"/>"name": "Food Festial 2020",</text:p>
      <text:p text:style-name="P113"><text:s text:c="12"/>"slug": "food-festial-2020",</text:p>
      <text:p text:style-name="P113"><text:s text:c="12"/>"description": "test description",</text:p>
      <text:p text:style-name="P113"><text:s text:c="12"/>"start_date": "2020-10-09T18:30:00.000Z",</text:p>
      <text:p text:style-name="P113"><text:s text:c="12"/>"end_date": "2020-10-09T18:30:00.000Z",</text:p>
      <text:p text:style-name="P113"><text:s text:c="12"/>"type": "offile",</text:p>
      <text:p text:style-name="P113"><text:s text:c="12"/>"event_visibility": "public",</text:p>
      <text:p text:style-name="P113"><text:s text:c="12"/>"thumb_nail_img_dir": "/events/",</text:p>
      <text:p text:style-name="P113"><text:s text:c="12"/>"thumb_nail_img_name": "1.png",</text:p>
      <text:p text:style-name="P113"><text:s text:c="12"/>"img_dir": "/events/",</text:p>
      <text:p text:style-name="P113"><text:s text:c="12"/>"img_name": "1.png",</text:p>
      <text:p text:style-name="P113"><text:s text:c="12"/>"venue_name": "hotel rain tree",</text:p>
      <text:p text:style-name="P113"><text:s text:c="12"/>"address_line_1": "no.2, adyar",</text:p>
      <text:p text:style-name="P113"><text:s text:c="12"/>"address_line_2": null,</text:p>
      <text:p text:style-name="P113"><text:s text:c="12"/>"city": null,</text:p>
      <text:p text:style-name="P113"><text:s text:c="12"/>"city_id": 1,</text:p>
      <text:p text:style-name="P113"><text:s text:c="12"/>"lat": null,</text:p>
      <text:p text:style-name="P113"><text:s text:c="12"/>"long": null,</text:p>
      <text:p text:style-name="P113"><text:s text:c="12"/>"tags": "food festivals, adyar food",</text:p>
      <text:p text:style-name="P113"><text:s text:c="12"/>"category_name": "Food Festivals",</text:p>
      <text:p text:style-name="P113"><text:s text:c="12"/>"category_id": 1,</text:p>
      <text:p text:style-name="P113"><text:s text:c="12"/>"currency_id": 1,</text:p>
      <text:p text:style-name="P113"><text:s text:c="12"/>"status": true,</text:p>
      <text:p text:style-name="P113"><text:s text:c="12"/>"createdAt": "2020-04-04T16:27:01.000Z",</text:p>
      <text:p text:style-name="P113"><text:s text:c="12"/>"updatedAt": "2020-04-04T16:27:01.000Z",</text:p>
      <text:p text:style-name="P113"><text:s text:c="12"/>"deletedAt": null</text:p>
      <text:p text:style-name="P113"><text:s text:c="8"/>},</text:p>
      <text:p text:style-name="P113"><text:s text:c="8"/>{</text:p>
      <text:p text:style-name="P113"><text:s text:c="12"/>"id": 1,</text:p>
      <text:p text:style-name="P113"><text:soft-page-break/><text:s text:c="12"/>"user_id": 1,</text:p>
      <text:p text:style-name="P113"><text:s text:c="12"/>"name": "Food Festial 2020",</text:p>
      <text:p text:style-name="P113"><text:s text:c="12"/>"slug": "food-festial-2020",</text:p>
      <text:p text:style-name="P113"><text:s text:c="12"/>"description": "test description",</text:p>
      <text:p text:style-name="P113"><text:s text:c="12"/>"start_date": "2020-10-09T18:30:00.000Z",</text:p>
      <text:p text:style-name="P113"><text:s text:c="12"/>"end_date": "2020-10-09T18:30:00.000Z",</text:p>
      <text:p text:style-name="P113"><text:s text:c="12"/>"type": "offile",</text:p>
      <text:p text:style-name="P113"><text:s text:c="12"/>"event_visibility": "public",</text:p>
      <text:p text:style-name="P113"><text:s text:c="12"/>"thumb_nail_img_dir": "/events/",</text:p>
      <text:p text:style-name="P113"><text:s text:c="12"/>"thumb_nail_img_name": "1.png",</text:p>
      <text:p text:style-name="P113"><text:s text:c="12"/>"img_dir": "/events/",</text:p>
      <text:p text:style-name="P113"><text:s text:c="12"/>"img_name": "1.png",</text:p>
      <text:p text:style-name="P113"><text:s text:c="12"/>"venue_name": "hotel rain tree",</text:p>
      <text:p text:style-name="P113"><text:s text:c="12"/>"address_line_1": "no.2, adyar",</text:p>
      <text:p text:style-name="P113"><text:s text:c="12"/>"address_line_2": null,</text:p>
      <text:p text:style-name="P113"><text:s text:c="12"/>"city": null,</text:p>
      <text:p text:style-name="P113"><text:s text:c="12"/>"city_id": 1,</text:p>
      <text:p text:style-name="P113"><text:s text:c="12"/>"lat": null,</text:p>
      <text:p text:style-name="P113"><text:s text:c="12"/>"long": null,</text:p>
      <text:p text:style-name="P113"><text:s text:c="12"/>"tags": "food festivals, adyar food",</text:p>
      <text:p text:style-name="P113"><text:s text:c="12"/>"category_name": "Food Festivals",</text:p>
      <text:p text:style-name="P113"><text:s text:c="12"/>"category_id": 1,</text:p>
      <text:p text:style-name="P113"><text:s text:c="12"/>"currency_id": 1,</text:p>
      <text:p text:style-name="P113"><text:s text:c="12"/>"status": true,</text:p>
      <text:p text:style-name="P113"><text:s text:c="12"/>"createdAt": "2020-04-04T16:26:05.000Z",</text:p>
      <text:p text:style-name="P113"><text:s text:c="12"/>"updatedAt": "2020-04-04T16:26:05.000Z",</text:p>
      <text:p text:style-name="P113"><text:s text:c="12"/>"deletedAt": null</text:p>
      <text:p text:style-name="P113"><text:s text:c="8"/>}</text:p>
      <text:p text:style-name="P113"><text:s text:c="4"/>],</text:p>
      <text:p text:style-name="P113"><text:s text:c="4"/>"count": 2</text:p>
      <text:p text:style-name="P113">}</text:p>
      <text:p text:style-name="P84"/>
      <text:p text:style-name="P150">23) Events <text:span text:style-name="T61">Add</text:span></text:p>
      <text:p text:style-name="P150"/>
      <text:p text:style-name="P150"><text:tab/></text:p>
      <text:p text:style-name="P37"><text:span text:style-name="T4">URL</text:span><text:span text:style-name="T59">: </text:span><text:a xlink:type="simple" xlink:href="http://127.0.0.1:8012/api/categories" text:style-name="Internet_20_link" text:visited-style-name="Visited_20_Internet_20_Link"><text:span text:style-name="T24">http://127.0.0.1:8012/api/</text:span></text:a><text:span text:style-name="T39">events</text:span></text:p>
      <text:p text:style-name="P132"/>
      <text:p text:style-name="P85"><text:span text:style-name="T1">METHOD</text:span> :<text:span text:style-name="T61">POST</text:span></text:p>
      <text:p text:style-name="P85"/>
      <text:p text:style-name="P155">Sample REQUEST</text:p>
      <text:p text:style-name="P114"/>
      <text:p text:style-name="P114">{</text:p>
      <text:p text:style-name="P114">"user_id":1,</text:p>
      <text:p text:style-name="P114">"name":"Food Festial 2020",</text:p>
      <text:p text:style-name="P114">"description":"test description",</text:p>
      <text:p text:style-name="P114">"start_date":"2020-10-10 00:00:00",</text:p>
      <text:p text:style-name="P114">"end_date":"2020-10-10 00:00:00",</text:p>
      <text:p text:style-name="P114">"category_id":"1",</text:p>
      <text:p text:style-name="P114">"category_name":"Food Festivals",</text:p>
      <text:p text:style-name="P114">"type":"offile",</text:p>
      <text:p text:style-name="P114">"event_visibility":"public",</text:p>
      <text:p text:style-name="P114">"thumb_nail_img_dir":"/events/",</text:p>
      <text:p text:style-name="P114">"thumb_nail_img_name":"1.png",</text:p>
      <text:p text:style-name="P114">"img_dir":"/events/",</text:p>
      <text:p text:style-name="P114">"img_name":"1.png",</text:p>
      <text:p text:style-name="P114">"city":"chennai",</text:p>
      <text:p text:style-name="P114">"city_id":"1",</text:p>
      <text:p text:style-name="P114">"tags":"food festivals, adyar food",</text:p>
      <text:p text:style-name="P114">"venue_name":"hotel rain tree",</text:p>
      <text:p text:style-name="P114">"address_line_1":"no.2, adyar",</text:p>
      <text:p text:style-name="P114"><text:soft-page-break/>"currency_id":"1",</text:p>
      <text:p text:style-name="P114">"event_tickets":[</text:p>
      <text:p text:style-name="P114"><text:tab/>{</text:p>
      <text:p text:style-name="P114"><text:tab/><text:tab/></text:p>
      <text:p text:style-name="P114"><text:tab/><text:tab/>"name":"SUper Doooper Ticket",</text:p>
      <text:p text:style-name="P114"><text:tab/><text:tab/>"slug":"super-dooper-ticket",</text:p>
      <text:p text:style-name="P114"><text:tab/><text:tab/>"description":"ticket Description",</text:p>
      <text:p text:style-name="P114"><text:tab/><text:tab/>"quantity":100,</text:p>
      <text:p text:style-name="P114"><text:tab/><text:tab/>"price":500,</text:p>
      <text:p text:style-name="P114"><text:tab/><text:tab/>"start_date":"2020-10-10",</text:p>
      <text:p text:style-name="P114"><text:tab/><text:tab/>"end_date":"2020-10-15",</text:p>
      <text:p text:style-name="P114"><text:tab/><text:tab/>"min_per_booking":"1",</text:p>
      <text:p text:style-name="P114"><text:tab/><text:tab/>"max_per_booking":"10"</text:p>
      <text:p text:style-name="P114"><text:tab/>},</text:p>
      <text:p text:style-name="P114"><text:tab/>{</text:p>
      <text:p text:style-name="P114"><text:tab/><text:tab/>"name":"Early Bird Ticket",</text:p>
      <text:p text:style-name="P114"><text:tab/><text:tab/>"slug":"early-bird-ticket",</text:p>
      <text:p text:style-name="P114"><text:tab/><text:tab/>"description":"ticket Description",</text:p>
      <text:p text:style-name="P114"><text:tab/><text:tab/>"quantity":100,</text:p>
      <text:p text:style-name="P114"><text:tab/><text:tab/>"price":400,</text:p>
      <text:p text:style-name="P114"><text:tab/><text:tab/>"start_date":"2020-10-10",</text:p>
      <text:p text:style-name="P114"><text:tab/><text:tab/>"end_date":"2020-10-15",</text:p>
      <text:p text:style-name="P114"><text:tab/><text:tab/>"min_per_booking":"1",</text:p>
      <text:p text:style-name="P114"><text:tab/><text:tab/>"max_per_booking":"10"</text:p>
      <text:p text:style-name="P114"><text:tab/>}</text:p>
      <text:p text:style-name="P114"><text:tab/>]</text:p>
      <text:p text:style-name="P114">}</text:p>
      <text:p text:style-name="P116"/>
      <text:p text:style-name="P151">2<text:span text:style-name="T62">4</text:span>) Events <text:span text:style-name="T62">Update</text:span></text:p>
      <text:p text:style-name="P151"/>
      <text:p text:style-name="P38"><text:span text:style-name="T4">URL</text:span><text:span text:style-name="T59">: </text:span><text:a xlink:type="simple" xlink:href="http://127.0.0.1:8012/api/categories" text:style-name="Internet_20_link" text:visited-style-name="Visited_20_Internet_20_Link"><text:span text:style-name="T24">http://127.0.0.1:8012/api/</text:span></text:a><text:span text:style-name="T39">events</text:span></text:p>
      <text:p text:style-name="P133"/>
      <text:p text:style-name="P86"><text:span text:style-name="T1">METHOD</text:span> :<text:span text:style-name="T63">PUT</text:span></text:p>
      <text:p text:style-name="P86"/>
      <text:p text:style-name="P87"/>
      <text:p text:style-name="P156">Sample REQUEST</text:p>
      <text:p text:style-name="P115"/>
      <text:p text:style-name="P115">{</text:p>
      <text:p text:style-name="P115">“<text:span text:style-name="T65">id</text:span>”:<text:span text:style-name="T65">1,</text:span></text:p>
      <text:p text:style-name="P115">"user_id":1,</text:p>
      <text:p text:style-name="P115">"name":"Food Festial 2020",</text:p>
      <text:p text:style-name="P115">"description":"test description",</text:p>
      <text:p text:style-name="P115">"start_date":"2020-10-10 00:00:00",</text:p>
      <text:p text:style-name="P115">"end_date":"2020-10-10 00:00:00",</text:p>
      <text:p text:style-name="P115">"category_id":"1",</text:p>
      <text:p text:style-name="P115">"category_name":"Food Festivals",</text:p>
      <text:p text:style-name="P115">"type":"offile",</text:p>
      <text:p text:style-name="P115">"event_visibility":"public",</text:p>
      <text:p text:style-name="P115">"thumb_nail_img_dir":"/events/",</text:p>
      <text:p text:style-name="P115">"thumb_nail_img_name":"1.png",</text:p>
      <text:p text:style-name="P115">"img_dir":"/events/",</text:p>
      <text:p text:style-name="P115">"img_name":"1.png",</text:p>
      <text:p text:style-name="P115">"city":"chennai",</text:p>
      <text:p text:style-name="P115">"city_id":"1",</text:p>
      <text:p text:style-name="P115">"tags":"food festivals, adyar food",</text:p>
      <text:p text:style-name="P115">"venue_name":"hotel rain tree",</text:p>
      <text:p text:style-name="P115">"address_line_1":"no.2, adyar",</text:p>
      <text:p text:style-name="P115">"currency_id":"1",</text:p>
      <text:p text:style-name="P115">"event_tickets":[</text:p>
      <text:p text:style-name="P115"><text:tab/>{</text:p>
      <text:p text:style-name="P115"><text:soft-page-break/><text:tab/><text:tab/></text:p>
      <text:p text:style-name="P115"><text:tab/><text:tab/>"name":"SUper Doooper Ticket",</text:p>
      <text:p text:style-name="P115"><text:tab/><text:tab/>"slug":"super-dooper-ticket",</text:p>
      <text:p text:style-name="P115"><text:tab/><text:tab/>"description":"ticket Description",</text:p>
      <text:p text:style-name="P115"><text:tab/><text:tab/>"quantity":100,</text:p>
      <text:p text:style-name="P115"><text:tab/><text:tab/>"price":500,</text:p>
      <text:p text:style-name="P115"><text:tab/><text:tab/>"start_date":"2020-10-10",</text:p>
      <text:p text:style-name="P115"><text:tab/><text:tab/>"end_date":"2020-10-15",</text:p>
      <text:p text:style-name="P115"><text:tab/><text:tab/>"min_per_booking":"1",</text:p>
      <text:p text:style-name="P115"><text:tab/><text:tab/>"max_per_booking":"10"</text:p>
      <text:p text:style-name="P115"><text:tab/>},</text:p>
      <text:p text:style-name="P115"><text:tab/>{</text:p>
      <text:p text:style-name="P115"><text:tab/><text:tab/>"name":"Early Bird Ticket",</text:p>
      <text:p text:style-name="P115"><text:tab/><text:tab/>"slug":"early-bird-ticket",</text:p>
      <text:p text:style-name="P115"><text:tab/><text:tab/>"description":"ticket Description",</text:p>
      <text:p text:style-name="P115"><text:tab/><text:tab/>"quantity":100,</text:p>
      <text:p text:style-name="P115"><text:tab/><text:tab/>"price":400,</text:p>
      <text:p text:style-name="P115"><text:tab/><text:tab/>"start_date":"2020-10-10",</text:p>
      <text:p text:style-name="P115"><text:tab/><text:tab/>"end_date":"2020-10-15",</text:p>
      <text:p text:style-name="P115"><text:tab/><text:tab/>"min_per_booking":"1",</text:p>
      <text:p text:style-name="P115"><text:tab/><text:tab/>"max_per_booking":"10"</text:p>
      <text:p text:style-name="P115"><text:tab/>}</text:p>
      <text:p text:style-name="P115"><text:tab/>]</text:p>
      <text:p text:style-name="P115">}</text:p>
      <text:p text:style-name="P115"/>
      <text:p text:style-name="P115"/>
      <text:p text:style-name="P152">2<text:span text:style-name="T62">4</text:span>) <text:span text:style-name="T66">Image Upload</text:span></text:p>
      <text:p text:style-name="P39"><text:span text:style-name="T4">URL</text:span><text:span text:style-name="T59">: </text:span><text:span text:style-name="T40">http://127.0.0.1:8012/api/upload?folder_type=events&amp;file_type=image</text:span></text:p>
      <text:p text:style-name="P134"/>
      <text:p text:style-name="P88"><text:span text:style-name="T1">METHOD</text:span> : <text:span text:style-name="T67">POST</text:span></text:p>
      <text:p text:style-name="P88"/>
      <text:p text:style-name="P157">Sample Request:</text:p>
      <text:p text:style-name="P117"/>
      <text:p text:style-name="P117">file_data:&lt;file_upload_form_data&gt;</text:p>
      <text:p text:style-name="P117"/>
      <text:p text:style-name="P117"/>
      <text:p text:style-name="P158">Response:</text:p>
      <text:p text:style-name="P158"/>
      <text:p text:style-name="P158">{</text:p>
      <text:p text:style-name="P158"><text:s text:c="4"/>"success": true,</text:p>
      <text:p text:style-name="P158"><text:s text:c="4"/>"data": {</text:p>
      <text:p text:style-name="P158"><text:s text:c="8"/>"file_dir": "assets/events/",</text:p>
      <text:p text:style-name="P158"><text:s text:c="8"/>"file_name": "images.jpeg"</text:p>
      <text:p text:style-name="P158"><text:s text:c="4"/>}</text:p>
      <text:p text:style-name="P158">}</text:p>
      <text:p text:style-name="P158"/>
      <text:p text:style-name="P158"/>
      <text:p text:style-name="P159">25) Event Detail</text:p>
      <text:p text:style-name="P159"/>
      <text:p text:style-name="P40"><text:span text:style-name="T4">URL</text:span><text:span text:style-name="T59">: </text:span><text:span text:style-name="T40">http://127.0.0.1:8012/api/events/19</text:span></text:p>
      <text:p text:style-name="P135"/>
      <text:p text:style-name="P162"><text:span text:style-name="T1">METHOD</text:span> : <text:span text:style-name="T68">GET</text:span></text:p>
      <text:p text:style-name="P162"/>
      <text:p text:style-name="P187">Sample Resposne:</text:p>
      <text:p text:style-name="P118">{</text:p>
      <text:p text:style-name="P118"><text:s text:c="4"/>"status": true,</text:p>
      <text:p text:style-name="P118"><text:s text:c="4"/>"data": {</text:p>
      <text:p text:style-name="P118"><text:s text:c="8"/>"id": 19,</text:p>
      <text:p text:style-name="P118"><text:s text:c="8"/>"user_id": 1,</text:p>
      <text:p text:style-name="P118"><text:s text:c="8"/>"name": "Food Festial 20201",</text:p>
      <text:p text:style-name="P118"><text:soft-page-break/><text:s text:c="8"/>"slug": "food-festial-20201_12",</text:p>
      <text:p text:style-name="P118"><text:s text:c="8"/>"description": "test description",</text:p>
      <text:p text:style-name="P118"><text:s text:c="8"/>"start_date": "2020-10-09T18:30:00.000Z",</text:p>
      <text:p text:style-name="P118"><text:s text:c="8"/>"end_date": "2020-10-09T18:30:00.000Z",</text:p>
      <text:p text:style-name="P118"><text:s text:c="8"/>"type": "offile",</text:p>
      <text:p text:style-name="P118"><text:s text:c="8"/>"event_visibility": "public",</text:p>
      <text:p text:style-name="P118"><text:s text:c="8"/>"thumb_nail_img_dir": "/events/",</text:p>
      <text:p text:style-name="P118"><text:s text:c="8"/>"thumb_nail_img_name": "1.png",</text:p>
      <text:p text:style-name="P118"><text:s text:c="8"/>"img_dir": "/events/",</text:p>
      <text:p text:style-name="P118"><text:s text:c="8"/>"img_name": "1.png",</text:p>
      <text:p text:style-name="P118"><text:s text:c="8"/>"venue_name": "hotel rain tree",</text:p>
      <text:p text:style-name="P118"><text:s text:c="8"/>"address_line_1": "no.2, adyar",</text:p>
      <text:p text:style-name="P118"><text:s text:c="8"/>"address_line_2": null,</text:p>
      <text:p text:style-name="P118"><text:s text:c="8"/>"city": null,</text:p>
      <text:p text:style-name="P118"><text:s text:c="8"/>"city_id": 1,</text:p>
      <text:p text:style-name="P118"><text:s text:c="8"/>"lat": null,</text:p>
      <text:p text:style-name="P118"><text:s text:c="8"/>"long": null,</text:p>
      <text:p text:style-name="P118"><text:s text:c="8"/>"tags": "food festivals, adyar food",</text:p>
      <text:p text:style-name="P118"><text:s text:c="8"/>"category_name": "Food Festivals",</text:p>
      <text:p text:style-name="P118"><text:s text:c="8"/>"category_id": 1,</text:p>
      <text:p text:style-name="P118"><text:s text:c="8"/>"currency_id": 1,</text:p>
      <text:p text:style-name="P118"><text:s text:c="8"/>"status": "published",</text:p>
      <text:p text:style-name="P118"><text:s text:c="8"/>"createdAt": "2020-04-15T10:12:24.000Z",</text:p>
      <text:p text:style-name="P118"><text:s text:c="8"/>"updatedAt": "2020-04-15T10:12:24.000Z",</text:p>
      <text:p text:style-name="P118"><text:s text:c="8"/>"deletedAt": null,</text:p>
      <text:p text:style-name="P118"><text:s text:c="8"/>"user": {</text:p>
      <text:p text:style-name="P118"><text:s text:c="12"/>"first_name": "admin",</text:p>
      <text:p text:style-name="P118"><text:s text:c="12"/>"last_name": "a",</text:p>
      <text:p text:style-name="P118"><text:s text:c="12"/>"user_name": "admin"</text:p>
      <text:p text:style-name="P118"><text:s text:c="8"/>},</text:p>
      <text:p text:style-name="P118"><text:s text:c="8"/>"event_tags": [],</text:p>
      <text:p text:style-name="P118"><text:s text:c="8"/>"event_tickets": [</text:p>
      <text:p text:style-name="P118"><text:s text:c="12"/>{</text:p>
      <text:p text:style-name="P118"><text:s text:c="16"/>"id": 37,</text:p>
      <text:p text:style-name="P118"><text:s text:c="16"/>"event_id": 19,</text:p>
      <text:p text:style-name="P118"><text:s text:c="16"/>"name": "SUper Doooper Ticket id 1",</text:p>
      <text:p text:style-name="P118"><text:s text:c="16"/>"slug": "super-dooper-ticket",</text:p>
      <text:p text:style-name="P118"><text:s text:c="16"/>"description": "ticket Description",</text:p>
      <text:p text:style-name="P118"><text:s text:c="16"/>"quantity": 100,</text:p>
      <text:p text:style-name="P118"><text:s text:c="16"/>"price": 500,</text:p>
      <text:p text:style-name="P118"><text:s text:c="16"/>"start_date": "2020-10-10T00:00:00.000Z",</text:p>
      <text:p text:style-name="P118"><text:s text:c="16"/>"end_date": "2020-10-15T00:00:00.000Z",</text:p>
      <text:p text:style-name="P118"><text:s text:c="16"/>"min_per_booking": 1,</text:p>
      <text:p text:style-name="P118"><text:s text:c="16"/>"max_per_booking": 10,</text:p>
      <text:p text:style-name="P118"><text:s text:c="16"/>"message_to_attendee": null,</text:p>
      <text:p text:style-name="P118"><text:s text:c="16"/>"createdAt": "2020-04-15T10:12:24.000Z",</text:p>
      <text:p text:style-name="P118"><text:s text:c="16"/>"updatedAt": "2020-04-15T10:12:24.000Z",</text:p>
      <text:p text:style-name="P118"><text:s text:c="16"/>"deletedAt": null</text:p>
      <text:p text:style-name="P118"><text:s text:c="12"/>},</text:p>
      <text:p text:style-name="P118"><text:s text:c="12"/>{</text:p>
      <text:p text:style-name="P118"><text:s text:c="16"/>"id": 38,</text:p>
      <text:p text:style-name="P118"><text:s text:c="16"/>"event_id": 19,</text:p>
      <text:p text:style-name="P118"><text:s text:c="16"/>"name": "Early Bird Ticket",</text:p>
      <text:p text:style-name="P118"><text:s text:c="16"/>"slug": "early-bird-ticket",</text:p>
      <text:p text:style-name="P118"><text:s text:c="16"/>"description": "ticket Description",</text:p>
      <text:p text:style-name="P118"><text:s text:c="16"/>"quantity": 100,</text:p>
      <text:p text:style-name="P118"><text:s text:c="16"/>"price": 400,</text:p>
      <text:p text:style-name="P118"><text:s text:c="16"/>"start_date": "2020-10-10T00:00:00.000Z",</text:p>
      <text:p text:style-name="P118"><text:s text:c="16"/>"end_date": "2020-10-15T00:00:00.000Z",</text:p>
      <text:p text:style-name="P118"><text:s text:c="16"/>"min_per_booking": 1,</text:p>
      <text:p text:style-name="P118"><text:soft-page-break/><text:s text:c="16"/>"max_per_booking": 10,</text:p>
      <text:p text:style-name="P118"><text:s text:c="16"/>"message_to_attendee": null,</text:p>
      <text:p text:style-name="P118"><text:s text:c="16"/>"createdAt": "2020-04-15T10:12:24.000Z",</text:p>
      <text:p text:style-name="P118"><text:s text:c="16"/>"updatedAt": "2020-04-15T10:12:24.000Z",</text:p>
      <text:p text:style-name="P118"><text:s text:c="16"/>"deletedAt": null</text:p>
      <text:p text:style-name="P118"><text:s text:c="12"/>}</text:p>
      <text:p text:style-name="P118"><text:s text:c="8"/>]</text:p>
      <text:p text:style-name="P118"><text:s text:c="4"/>}</text:p>
      <text:p text:style-name="P161"><text:span text:style-name="T68">}</text:span></text:p>
      <text:p text:style-name="P161"/>
      <text:p text:style-name="P186"><text:span text:style-name="T70">26.Home Categories</text:span></text:p>
      <text:p text:style-name="P161"/>
      <text:p text:style-name="P189"><text:span text:style-name="T4">URL</text:span><text:span text:style-name="T59">: </text:span><text:span text:style-name="T40">http://127.0.0.1:8012/api/</text:span><text:span text:style-name="T41">home_categories</text:span></text:p>
      <text:p text:style-name="P171"/>
      <text:p text:style-name="P161"><text:span text:style-name="T1">METHOD</text:span> : <text:span text:style-name="T68">GET</text:span></text:p>
      <text:p text:style-name="P161"/>
      <text:p text:style-name="P187">Sample Response:</text:p>
      <text:p text:style-name="P168"/>
      <text:p text:style-name="P168">{</text:p>
      <text:p text:style-name="P168"><text:s text:c="4"/>"success": true,</text:p>
      <text:p text:style-name="P168"><text:s text:c="4"/>"data": [</text:p>
      <text:p text:style-name="P168"><text:s text:c="8"/>{</text:p>
      <text:p text:style-name="P168"><text:s text:c="12"/>"id": 1,</text:p>
      <text:p text:style-name="P168"><text:s text:c="12"/>"name": "Sports",</text:p>
      <text:p text:style-name="P168"><text:s text:c="12"/>"slug": "sports",</text:p>
      <text:p text:style-name="P168"><text:s text:c="12"/>"is_active": true,</text:p>
      <text:p text:style-name="P168"><text:s text:c="12"/>"image_path": null,</text:p>
      <text:p text:style-name="P168"><text:s text:c="12"/>"image_name": null,</text:p>
      <text:p text:style-name="P168"><text:s text:c="12"/>"event_count": 0,</text:p>
      <text:p text:style-name="P168"><text:s text:c="12"/>"createdAt": "2020-04-29T05:51:03.000Z",</text:p>
      <text:p text:style-name="P168"><text:s text:c="12"/>"updatedAt": "2020-04-29T05:51:03.000Z",</text:p>
      <text:p text:style-name="P168"><text:s text:c="12"/>"deletedAt": null</text:p>
      <text:p text:style-name="P168"><text:s text:c="8"/>},</text:p>
      <text:p text:style-name="P168"><text:s text:c="8"/>{</text:p>
      <text:p text:style-name="P168"><text:s text:c="12"/>"id": 2,</text:p>
      <text:p text:style-name="P168"><text:s text:c="12"/>"name": "Music",</text:p>
      <text:p text:style-name="P168"><text:s text:c="12"/>"slug": "music",</text:p>
      <text:p text:style-name="P168"><text:s text:c="12"/>"is_active": true,</text:p>
      <text:p text:style-name="P168"><text:s text:c="12"/>"image_path": null,</text:p>
      <text:p text:style-name="P168"><text:s text:c="12"/>"image_name": null,</text:p>
      <text:p text:style-name="P168"><text:s text:c="12"/>"event_count": 0,</text:p>
      <text:p text:style-name="P168"><text:s text:c="12"/>"createdAt": "2020-04-29T05:51:59.000Z",</text:p>
      <text:p text:style-name="P168"><text:s text:c="12"/>"updatedAt": "2020-04-29T05:51:59.000Z",</text:p>
      <text:p text:style-name="P168"><text:s text:c="12"/>"deletedAt": null</text:p>
      <text:p text:style-name="P168"><text:s text:c="8"/>}</text:p>
      <text:p text:style-name="P168"><text:s text:c="4"/>],</text:p>
      <text:p text:style-name="P168"><text:s text:c="4"/>"count": 2</text:p>
      <text:p text:style-name="P168">}</text:p>
      <text:p text:style-name="P161"/>
      <text:p text:style-name="P163"><text:span text:style-name="T6">28.Home Popular Events</text:span></text:p>
      <text:p text:style-name="P163"><text:span text:style-name="T6"/></text:p>
      <text:p text:style-name="P163"><text:tab/></text:p>
      <text:p text:style-name="P190"><text:span text:style-name="T4">URL</text:span><text:span text:style-name="T59">: </text:span><text:span text:style-name="T40">http://127.0.0.1:8012/api/</text:span><text:span text:style-name="T42">popular_events</text:span></text:p>
      <text:p text:style-name="P172"/>
      <text:p text:style-name="P163"><text:span text:style-name="T1">METHOD</text:span> : <text:span text:style-name="T68">GET</text:span></text:p>
      <text:p text:style-name="P163"/>
      <text:p text:style-name="P188">Sample Response:</text:p>
      <text:p text:style-name="P188"/>
      <text:p text:style-name="P169"/>
      <text:p text:style-name="P170">{</text:p>
      <text:p text:style-name="P170"><text:soft-page-break/><text:s text:c="4"/>"success": true,</text:p>
      <text:p text:style-name="P170"><text:s text:c="4"/>"data": [</text:p>
      <text:p text:style-name="P170"><text:s text:c="8"/>{</text:p>
      <text:p text:style-name="P170"><text:s text:c="12"/>"id": 1,</text:p>
      <text:p text:style-name="P170"><text:s text:c="12"/>"user_id": 1,</text:p>
      <text:p text:style-name="P170"><text:s text:c="12"/>"name": "Lorem Ipsum is simply dummy",</text:p>
      <text:p text:style-name="P170"><text:s text:c="12"/>"slug": "lorem-ipsum-is-simply-dummy",</text:p>
      <text:p text:style-name="P17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70"><text:s text:c="12"/>"start_date": "2020-04-29T12:45:00.000Z",</text:p>
      <text:p text:style-name="P170"><text:s text:c="12"/>"end_date": "2020-04-29T11:55:00.000Z",</text:p>
      <text:p text:style-name="P170"><text:s text:c="12"/>"type": "online",</text:p>
      <text:p text:style-name="P170"><text:s text:c="12"/>"event_visibility": "public",</text:p>
      <text:p text:style-name="P170"><text:s text:c="12"/>"thumb_nail_img_dir": "assets/events/",</text:p>
      <text:p text:style-name="P170"><text:s text:c="12"/>"thumb_nail_img_name": "1588177677347_https___cdnevbuccom_images_96944440_432371562_1_originaljpeg",</text:p>
      <text:p text:style-name="P170"><text:s text:c="12"/>"img_dir": "assets/events/",</text:p>
      <text:p text:style-name="P170"><text:s text:c="12"/>"img_name": "1588177681109_https___cdnevbuccom_images_98653820_432371562_1_originaljpeg",</text:p>
      <text:p text:style-name="P170"><text:s text:c="12"/>"venue_name": "hello",</text:p>
      <text:p text:style-name="P170"><text:s text:c="12"/>"address_line_1": "Kamla Market,Ajmeri Gate,New Delhi",</text:p>
      <text:p text:style-name="P170"><text:s text:c="12"/>"address_line_2": null,</text:p>
      <text:p text:style-name="P170"><text:s text:c="12"/>"city": null,</text:p>
      <text:p text:style-name="P170"><text:s text:c="12"/>"city_id": 1,</text:p>
      <text:p text:style-name="P170"><text:s text:c="12"/>"lat": "28.6400587",</text:p>
      <text:p text:style-name="P170"><text:s text:c="12"/>"long": "77.2231445",</text:p>
      <text:p text:style-name="P170"><text:s text:c="12"/>"tags": "music",</text:p>
      <text:p text:style-name="P170"><text:s text:c="12"/>"category_name": "Sports",</text:p>
      <text:p text:style-name="P170"><text:s text:c="12"/>"category_id": 1,</text:p>
      <text:p text:style-name="P170"><text:s text:c="12"/>"currency_id": 1,</text:p>
      <text:p text:style-name="P170"><text:s text:c="12"/>"status": "published",</text:p>
      <text:p text:style-name="P170"><text:s text:c="12"/>"is_popular": true,</text:p>
      <text:p text:style-name="P170"><text:s text:c="12"/>"createdAt": "2020-04-29T16:30:58.000Z",</text:p>
      <text:p text:style-name="P170"><text:s text:c="12"/>"updatedAt": "2020-04-29T16:30:58.000Z",</text:p>
      <text:p text:style-name="P170"><text:s text:c="12"/>"deletedAt": null</text:p>
      <text:p text:style-name="P170"><text:s text:c="8"/>}</text:p>
      <text:p text:style-name="P170"><text:s text:c="4"/>],</text:p>
      <text:p text:style-name="P170"><text:s text:c="4"/>"count": 1</text:p>
      <text:p text:style-name="P170">}</text:p>
      <text:p text:style-name="P164"/>
      <text:p text:style-name="P164"><text:span text:style-name="T6">2</text:span><text:span text:style-name="T7">9</text:span><text:span text:style-name="T6">.Home </text:span><text:span text:style-name="T8">Page</text:span><text:span text:style-name="T6"> Events</text:span></text:p>
      <text:p text:style-name="P164"><text:span text:style-name="T6"/></text:p>
      <text:p text:style-name="P173"><text:span text:style-name="T11">METHOD : </text:span><text:span text:style-name="T10">G</text:span><text:span text:style-name="T11">ET </text:span></text:p>
      <text:p text:style-name="P173"><text:span text:style-name="T11">URL : </text:span><text:a xlink:type="simple" xlink:href="http://127.0.0.1:8012/api/home_events" text:style-name="Internet_20_link" text:visited-style-name="Visited_20_Internet_20_Link"><text:span text:style-name="T1">http://127.0.0.1:8012/api/home_events</text:span></text:a></text:p>
      <text:p text:style-name="P173"><text:span text:style-name="T11"/></text:p>
      <text:p text:style-name="P177"><text:span text:style-name="T9">Sample Response:</text:span></text:p>
      <text:p text:style-name="P177"><text:span text:style-name="T9"/></text:p>
      <text:p text:style-name="P179"><text:span text:style-name="T71">{</text:span></text:p>
      <text:p text:style-name="P179"><text:span text:style-name="T71"><text:s text:c="4"/>"success": true,</text:span></text:p>
      <text:p text:style-name="P179"><text:span text:style-name="T71"><text:s text:c="4"/>"data": [</text:span></text:p>
      <text:p text:style-name="P179"><text:span text:style-name="T71"><text:s text:c="8"/>{</text:span></text:p>
      <text:p text:style-name="P179"><text:span text:style-name="T71"><text:s text:c="12"/>"id": 1,</text:span></text:p>
      <text:p text:style-name="P179"><text:span text:style-name="T71"><text:s text:c="12"/>"user_id": 1,</text:span></text:p>
      <text:p text:style-name="P179"><text:span text:style-name="T71"><text:s text:c="12"/>"name": "Lorem Ipsum is simply dummy",</text:span></text:p>
      <text:p text:style-name="P179"><text:span text:style-name="T71"><text:s text:c="12"/>"slug": "lorem-ipsum-is-simply-dummy",</text:span></text:p>
      <text:p text:style-name="P179"><text:soft-page-break/><text:span text:style-name="T71"><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span></text:p>
      <text:p text:style-name="P179"><text:span text:style-name="T71"><text:s text:c="12"/>"start_date": "2020-04-29T12:45:00.000Z",</text:span></text:p>
      <text:p text:style-name="P179"><text:span text:style-name="T71"><text:s text:c="12"/>"end_date": "2020-04-29T11:55:00.000Z",</text:span></text:p>
      <text:p text:style-name="P179"><text:span text:style-name="T71"><text:s text:c="12"/>"type": "online",</text:span></text:p>
      <text:p text:style-name="P179"><text:span text:style-name="T71"><text:s text:c="12"/>"event_visibility": "public",</text:span></text:p>
      <text:p text:style-name="P179"><text:span text:style-name="T71"><text:s text:c="12"/>"thumb_nail_img_dir": "assets/events/",</text:span></text:p>
      <text:p text:style-name="P179"><text:span text:style-name="T71"><text:s text:c="12"/>"thumb_nail_img_name": "1588177677347_https___cdnevbuccom_images_96944440_432371562_1_originaljpeg",</text:span></text:p>
      <text:p text:style-name="P179"><text:span text:style-name="T71"><text:s text:c="12"/>"img_dir": "assets/events/",</text:span></text:p>
      <text:p text:style-name="P179"><text:span text:style-name="T71"><text:s text:c="12"/>"img_name": "1588177681109_https___cdnevbuccom_images_98653820_432371562_1_originaljpeg",</text:span></text:p>
      <text:p text:style-name="P179"><text:span text:style-name="T71"><text:s text:c="12"/>"venue_name": "hello",</text:span></text:p>
      <text:p text:style-name="P179"><text:span text:style-name="T71"><text:s text:c="12"/>"address_line_1": "Kamla Market,Ajmeri Gate,New Delhi",</text:span></text:p>
      <text:p text:style-name="P179"><text:span text:style-name="T71"><text:s text:c="12"/>"address_line_2": null,</text:span></text:p>
      <text:p text:style-name="P179"><text:span text:style-name="T71"><text:s text:c="12"/>"city": null,</text:span></text:p>
      <text:p text:style-name="P179"><text:span text:style-name="T71"><text:s text:c="12"/>"city_id": 1,</text:span></text:p>
      <text:p text:style-name="P179"><text:span text:style-name="T71"><text:s text:c="12"/>"lat": "28.6400587",</text:span></text:p>
      <text:p text:style-name="P179"><text:span text:style-name="T71"><text:s text:c="12"/>"long": "77.2231445",</text:span></text:p>
      <text:p text:style-name="P179"><text:span text:style-name="T71"><text:s text:c="12"/>"tags": "music",</text:span></text:p>
      <text:p text:style-name="P179"><text:span text:style-name="T71"><text:s text:c="12"/>"category_name": "Sports",</text:span></text:p>
      <text:p text:style-name="P179"><text:span text:style-name="T71"><text:s text:c="12"/>"category_id": 1,</text:span></text:p>
      <text:p text:style-name="P179"><text:span text:style-name="T71"><text:s text:c="12"/>"currency_id": 1,</text:span></text:p>
      <text:p text:style-name="P179"><text:span text:style-name="T71"><text:s text:c="12"/>"status": "published",</text:span></text:p>
      <text:p text:style-name="P179"><text:span text:style-name="T71"><text:s text:c="12"/>"is_popular": true,</text:span></text:p>
      <text:p text:style-name="P179"><text:span text:style-name="T71"><text:s text:c="12"/>"createdAt": "2020-04-29T16:30:58.000Z",</text:span></text:p>
      <text:p text:style-name="P179"><text:span text:style-name="T71"><text:s text:c="12"/>"updatedAt": "2020-04-29T16:30:58.000Z",</text:span></text:p>
      <text:p text:style-name="P179"><text:span text:style-name="T71"><text:s text:c="12"/>"deletedAt": null</text:span></text:p>
      <text:p text:style-name="P179"><text:span text:style-name="T71"><text:s text:c="8"/>}</text:span></text:p>
      <text:p text:style-name="P179"><text:span text:style-name="T71"><text:s text:c="4"/>],</text:span></text:p>
      <text:p text:style-name="P179"><text:span text:style-name="T71"><text:s text:c="4"/>"count": 1</text:span></text:p>
      <text:p text:style-name="P179"><text:span text:style-name="T71">}</text:span></text:p>
      <text:p text:style-name="P179"><text:span text:style-name="T71"/></text:p>
      <text:p text:style-name="P165"><text:span text:style-name="T6">2</text:span><text:span text:style-name="T7">9</text:span><text:span text:style-name="T6">.</text:span><text:span text:style-name="T13">Search </text:span><text:span text:style-name="T6">Events</text:span></text:p>
      <text:p text:style-name="P165"><text:span text:style-name="T6"/></text:p>
      <text:p text:style-name="P174"><text:span text:style-name="T11">METHOD : </text:span><text:span text:style-name="T10">G</text:span><text:span text:style-name="T11">ET </text:span></text:p>
      <text:p text:style-name="P174"><text:span text:style-name="T11">URL : http://127.0.0.1:8012/api/search_events</text:span></text:p>
      <text:p text:style-name="P174"><text:span text:style-name="T11"/></text:p>
      <text:p text:style-name="P178"><text:span text:style-name="T9">Sample Response:</text:span></text:p>
      <text:p text:style-name="P180"><text:span text:style-name="T71"/></text:p>
      <text:p text:style-name="P183"><text:span text:style-name="T71">{</text:span></text:p>
      <text:p text:style-name="P183"><text:span text:style-name="T71"><text:s text:c="4"/>"success": true,</text:span></text:p>
      <text:p text:style-name="P183"><text:span text:style-name="T71"><text:s text:c="4"/>"data": [</text:span></text:p>
      <text:p text:style-name="P183"><text:span text:style-name="T71"><text:s text:c="8"/>{</text:span></text:p>
      <text:p text:style-name="P183"><text:span text:style-name="T71"><text:s text:c="12"/>"id": 1,</text:span></text:p>
      <text:p text:style-name="P183"><text:span text:style-name="T71"><text:s text:c="12"/>"user_id": 1,</text:span></text:p>
      <text:p text:style-name="P183"><text:span text:style-name="T71"><text:s text:c="12"/>"name": "Lorem Ipsum is simply dummy",</text:span></text:p>
      <text:p text:style-name="P183"><text:span text:style-name="T71"><text:s text:c="12"/>"slug": "lorem-ipsum-is-simply-dummy",</text:span></text:p>
      <text:p text:style-name="P183"><text:span text:style-name="T71"><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span></text:p>
      <text:p text:style-name="P183"><text:soft-page-break/><text:span text:style-name="T71"><text:s text:c="12"/>"start_date": "2020-04-29T12:45:00.000Z",</text:span></text:p>
      <text:p text:style-name="P183"><text:span text:style-name="T71"><text:s text:c="12"/>"end_date": "2020-04-29T11:55:00.000Z",</text:span></text:p>
      <text:p text:style-name="P183"><text:span text:style-name="T71"><text:s text:c="12"/>"type": "online",</text:span></text:p>
      <text:p text:style-name="P183"><text:span text:style-name="T71"><text:s text:c="12"/>"event_visibility": "public",</text:span></text:p>
      <text:p text:style-name="P183"><text:span text:style-name="T71"><text:s text:c="12"/>"thumb_nail_img_dir": "assets/events/",</text:span></text:p>
      <text:p text:style-name="P183"><text:span text:style-name="T71"><text:s text:c="12"/>"thumb_nail_img_name": "1588177677347_https___cdnevbuccom_images_96944440_432371562_1_originaljpeg",</text:span></text:p>
      <text:p text:style-name="P183"><text:span text:style-name="T71"><text:s text:c="12"/>"img_dir": "assets/events/",</text:span></text:p>
      <text:p text:style-name="P183"><text:span text:style-name="T71"><text:s text:c="12"/>"img_name": "1588177681109_https___cdnevbuccom_images_98653820_432371562_1_originaljpeg",</text:span></text:p>
      <text:p text:style-name="P183"><text:span text:style-name="T71"><text:s text:c="12"/>"venue_name": "hello",</text:span></text:p>
      <text:p text:style-name="P183"><text:span text:style-name="T71"><text:s text:c="12"/>"address_line_1": "Kamla Market,Ajmeri Gate,New Delhi",</text:span></text:p>
      <text:p text:style-name="P183"><text:span text:style-name="T71"><text:s text:c="12"/>"address_line_2": null,</text:span></text:p>
      <text:p text:style-name="P183"><text:span text:style-name="T71"><text:s text:c="12"/>"city": null,</text:span></text:p>
      <text:p text:style-name="P183"><text:span text:style-name="T71"><text:s text:c="12"/>"city_id": 1,</text:span></text:p>
      <text:p text:style-name="P183"><text:span text:style-name="T71"><text:s text:c="12"/>"lat": "28.6400587",</text:span></text:p>
      <text:p text:style-name="P183"><text:span text:style-name="T71"><text:s text:c="12"/>"long": "77.2231445",</text:span></text:p>
      <text:p text:style-name="P183"><text:span text:style-name="T71"><text:s text:c="12"/>"tags": "music",</text:span></text:p>
      <text:p text:style-name="P183"><text:span text:style-name="T71"><text:s text:c="12"/>"category_name": "Sports",</text:span></text:p>
      <text:p text:style-name="P183"><text:span text:style-name="T71"><text:s text:c="12"/>"category_id": 1,</text:span></text:p>
      <text:p text:style-name="P183"><text:span text:style-name="T71"><text:s text:c="12"/>"currency_id": 1,</text:span></text:p>
      <text:p text:style-name="P183"><text:span text:style-name="T71"><text:s text:c="12"/>"status": "published",</text:span></text:p>
      <text:p text:style-name="P183"><text:span text:style-name="T71"><text:s text:c="12"/>"is_popular": true,</text:span></text:p>
      <text:p text:style-name="P183"><text:span text:style-name="T71"><text:s text:c="12"/>"createdAt": "2020-04-29T16:30:58.000Z",</text:span></text:p>
      <text:p text:style-name="P183"><text:span text:style-name="T71"><text:s text:c="12"/>"updatedAt": "2020-04-29T16:30:58.000Z",</text:span></text:p>
      <text:p text:style-name="P183"><text:span text:style-name="T71"><text:s text:c="12"/>"deletedAt": null</text:span></text:p>
      <text:p text:style-name="P183"><text:span text:style-name="T71"><text:s text:c="8"/>}</text:span></text:p>
      <text:p text:style-name="P183"><text:span text:style-name="T71"><text:s text:c="4"/>],</text:span></text:p>
      <text:p text:style-name="P183"><text:span text:style-name="T71"><text:s text:c="4"/>"count": 1</text:span></text:p>
      <text:p text:style-name="P183"><text:span text:style-name="T71">}</text:span></text:p>
      <text:p text:style-name="P183"><text:span text:style-name="T71"/></text:p>
      <text:p text:style-name="P181"><text:span text:style-name="T71"/></text:p>
      <text:p text:style-name="P166"><text:span text:style-name="T6">2</text:span><text:span text:style-name="T7">9</text:span><text:span text:style-name="T6">.Events </text:span><text:span text:style-name="T14">Details</text:span></text:p>
      <text:p text:style-name="P166"><text:span text:style-name="T6"/></text:p>
      <text:p text:style-name="P175"><text:span text:style-name="T11">METHOD : </text:span><text:span text:style-name="T10">G</text:span><text:span text:style-name="T11">ET </text:span></text:p>
      <text:p text:style-name="P175"><text:span text:style-name="T11">URL : http://127.0.0.1:8012/api/event_details?event_id=1</text:span></text:p>
      <text:p text:style-name="P175"><text:span text:style-name="T11"/></text:p>
      <text:p text:style-name="P181"><text:span text:style-name="T9">Sample Response:</text:span></text:p>
      <text:p text:style-name="P181"><text:span text:style-name="T9"/></text:p>
      <text:p text:style-name="P184"><text:span text:style-name="T71">{</text:span></text:p>
      <text:p text:style-name="P184"><text:span text:style-name="T71"><text:s text:c="4"/>"success": true,</text:span></text:p>
      <text:p text:style-name="P184"><text:span text:style-name="T71"><text:s text:c="4"/>"data": {</text:span></text:p>
      <text:p text:style-name="P184"><text:span text:style-name="T71"><text:s text:c="8"/>"id": 1,</text:span></text:p>
      <text:p text:style-name="P184"><text:span text:style-name="T71"><text:s text:c="8"/>"user_id": 1,</text:span></text:p>
      <text:p text:style-name="P184"><text:span text:style-name="T71"><text:s text:c="8"/>"name": "Lorem Ipsum is simply dummy",</text:span></text:p>
      <text:p text:style-name="P184"><text:span text:style-name="T71"><text:s text:c="8"/>"slug": "lorem-ipsum-is-simply-dummy",</text:span></text:p>
      <text:p text:style-name="P184"><text:span text:style-name="T71"><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span></text:p>
      <text:p text:style-name="P184"><text:span text:style-name="T71"><text:s text:c="8"/>"start_date": "2020-04-29T12:45:00.000Z",</text:span></text:p>
      <text:p text:style-name="P184"><text:span text:style-name="T71"><text:s text:c="8"/>"end_date": "2020-04-29T11:55:00.000Z",</text:span></text:p>
      <text:p text:style-name="P184"><text:span text:style-name="T71"><text:s text:c="8"/>"type": "online",</text:span></text:p>
      <text:p text:style-name="P184"><text:span text:style-name="T71"><text:s text:c="8"/>"event_visibility": "public",</text:span></text:p>
      <text:p text:style-name="P184"><text:span text:style-name="T71"><text:s text:c="8"/>"thumb_nail_img_dir": "assets/events/",</text:span></text:p>
      <text:p text:style-name="P184"><text:span text:style-name="T71"><text:s text:c="8"/>"thumb_nail_img_name": "1588177677347_https___cdnevbuccom_images_96944440_432371562_1_originaljpeg",</text:span></text:p>
      <text:p text:style-name="P184"><text:soft-page-break/><text:span text:style-name="T71"><text:s text:c="8"/>"img_dir": "assets/events/",</text:span></text:p>
      <text:p text:style-name="P184"><text:span text:style-name="T71"><text:s text:c="8"/>"img_name": "1588177681109_https___cdnevbuccom_images_98653820_432371562_1_originaljpeg",</text:span></text:p>
      <text:p text:style-name="P184"><text:span text:style-name="T71"><text:s text:c="8"/>"venue_name": "hello",</text:span></text:p>
      <text:p text:style-name="P184"><text:span text:style-name="T71"><text:s text:c="8"/>"address_line_1": "Kamla Market,Ajmeri Gate,New Delhi",</text:span></text:p>
      <text:p text:style-name="P184"><text:span text:style-name="T71"><text:s text:c="8"/>"address_line_2": null,</text:span></text:p>
      <text:p text:style-name="P184"><text:span text:style-name="T71"><text:s text:c="8"/>"city": null,</text:span></text:p>
      <text:p text:style-name="P184"><text:span text:style-name="T71"><text:s text:c="8"/>"city_id": 1,</text:span></text:p>
      <text:p text:style-name="P184"><text:span text:style-name="T71"><text:s text:c="8"/>"lat": "28.6400587",</text:span></text:p>
      <text:p text:style-name="P184"><text:span text:style-name="T71"><text:s text:c="8"/>"long": "77.2231445",</text:span></text:p>
      <text:p text:style-name="P184"><text:span text:style-name="T71"><text:s text:c="8"/>"tags": "music",</text:span></text:p>
      <text:p text:style-name="P184"><text:span text:style-name="T71"><text:s text:c="8"/>"category_name": "Sports",</text:span></text:p>
      <text:p text:style-name="P184"><text:span text:style-name="T71"><text:s text:c="8"/>"category_id": 1,</text:span></text:p>
      <text:p text:style-name="P184"><text:span text:style-name="T71"><text:s text:c="8"/>"currency_id": 1,</text:span></text:p>
      <text:p text:style-name="P184"><text:span text:style-name="T71"><text:s text:c="8"/>"status": "published",</text:span></text:p>
      <text:p text:style-name="P184"><text:span text:style-name="T71"><text:s text:c="8"/>"is_popular": true,</text:span></text:p>
      <text:p text:style-name="P184"><text:span text:style-name="T71"><text:s text:c="8"/>"createdAt": "2020-04-29T16:30:58.000Z",</text:span></text:p>
      <text:p text:style-name="P184"><text:span text:style-name="T71"><text:s text:c="8"/>"updatedAt": "2020-04-29T16:30:58.000Z",</text:span></text:p>
      <text:p text:style-name="P184"><text:span text:style-name="T71"><text:s text:c="8"/>"deletedAt": null,</text:span></text:p>
      <text:p text:style-name="P184"><text:span text:style-name="T71"><text:s text:c="8"/>"event_tickets": [</text:span></text:p>
      <text:p text:style-name="P184"><text:span text:style-name="T71"><text:s text:c="12"/>{</text:span></text:p>
      <text:p text:style-name="P184"><text:span text:style-name="T71"><text:s text:c="16"/>"id": 1,</text:span></text:p>
      <text:p text:style-name="P184"><text:span text:style-name="T71"><text:s text:c="16"/>"event_id": 1,</text:span></text:p>
      <text:p text:style-name="P184"><text:span text:style-name="T71"><text:s text:c="16"/>"name": "Standarad Ticket",</text:span></text:p>
      <text:p text:style-name="P184"><text:span text:style-name="T71"><text:s text:c="16"/>"slug": "lorem-ipsum-is-simply-dummy",</text:span></text:p>
      <text:p text:style-name="P184"><text:span text:style-name="T71"><text:s text:c="16"/>"description": "test",</text:span></text:p>
      <text:p text:style-name="P184"><text:span text:style-name="T71"><text:s text:c="16"/>"quantity": 5000,</text:span></text:p>
      <text:p text:style-name="P184"><text:span text:style-name="T71"><text:s text:c="16"/>"price": 100,</text:span></text:p>
      <text:p text:style-name="P184"><text:span text:style-name="T71"><text:s text:c="16"/>"start_date": "2020-04-30T00:00:00.000Z",</text:span></text:p>
      <text:p text:style-name="P184"><text:span text:style-name="T71"><text:s text:c="16"/>"end_date": "2020-04-29T00:00:00.000Z",</text:span></text:p>
      <text:p text:style-name="P184"><text:span text:style-name="T71"><text:s text:c="16"/>"min_per_booking": 1,</text:span></text:p>
      <text:p text:style-name="P184"><text:span text:style-name="T71"><text:s text:c="16"/>"max_per_booking": 5,</text:span></text:p>
      <text:p text:style-name="P184"><text:span text:style-name="T71"><text:s text:c="16"/>"message_to_attendee": null,</text:span></text:p>
      <text:p text:style-name="P184"><text:span text:style-name="T71"><text:s text:c="16"/>"createdAt": "2020-04-29T16:30:58.000Z",</text:span></text:p>
      <text:p text:style-name="P184"><text:span text:style-name="T71"><text:s text:c="16"/>"updatedAt": "2020-04-29T16:30:58.000Z",</text:span></text:p>
      <text:p text:style-name="P184"><text:span text:style-name="T71"><text:s text:c="16"/>"deletedAt": null</text:span></text:p>
      <text:p text:style-name="P184"><text:span text:style-name="T71"><text:s text:c="12"/>}</text:span></text:p>
      <text:p text:style-name="P184"><text:span text:style-name="T71"><text:s text:c="8"/>]</text:span></text:p>
      <text:p text:style-name="P184"><text:span text:style-name="T71"><text:s text:c="4"/>}</text:span></text:p>
      <text:p text:style-name="P184"><text:span text:style-name="T71">}</text:span></text:p>
      <text:p text:style-name="P184"><text:span text:style-name="T71"/></text:p>
      <text:p text:style-name="P184"><text:span text:style-name="T71"/></text:p>
      <text:p text:style-name="P184"><text:span text:style-name="T71"/></text:p>
      <text:p text:style-name="P167"><text:span text:style-name="T15">30</text:span><text:span text:style-name="T6">.</text:span><text:span text:style-name="T15">Place Order </text:span></text:p>
      <text:p text:style-name="P167"><text:span text:style-name="T6"/></text:p>
      <text:p text:style-name="P176"><text:span text:style-name="T11">METHOD : </text:span><text:span text:style-name="T12">POST</text:span><text:span text:style-name="T11"> </text:span></text:p>
      <text:p text:style-name="P176"><text:span text:style-name="T11">URL : http://127.0.0.1:8012/api/event_details?event_id=1</text:span></text:p>
      <text:p text:style-name="P176"><text:span text:style-name="T11"/></text:p>
      <text:p text:style-name="P182"><text:span text:style-name="T9">Sample R</text:span><text:span text:style-name="T12">EQUEST</text:span><text:span text:style-name="T9">:</text:span></text:p>
      <text:p text:style-name="P182"><text:span text:style-name="T9"/></text:p>
      <text:p text:style-name="P185"><text:span text:style-name="T71">{</text:span></text:p>
      <text:p text:style-name="P185"><text:span text:style-name="T71">"stripe_token":"6666yyyddsd8999",</text:span></text:p>
      <text:p text:style-name="P185"><text:span text:style-name="T71">"email":"damovenkatesh@gmail.com",</text:span></text:p>
      <text:p text:style-name="P185"><text:span text:style-name="T71">"customer_name":"Dhamo",</text:span></text:p>
      <text:p text:style-name="P185"><text:span text:style-name="T71">"payment_type":"stripe",</text:span></text:p>
      <text:p text:style-name="P185"><text:span text:style-name="T71">"event_id":1,</text:span></text:p>
      <text:p text:style-name="P185"><text:span text:style-name="T71">"user_id":1,</text:span></text:p>
      <text:p text:style-name="P185"><text:span text:style-name="T71">"ticket_details":[</text:span></text:p>
      <text:p text:style-name="P185"><text:span text:style-name="T71"><text:tab/>{</text:span></text:p>
      <text:p text:style-name="P185"><text:span text:style-name="T71"><text:tab/><text:tab/>"ticket_id":1,</text:span></text:p>
      <text:p text:style-name="P185"><text:soft-page-break/><text:span text:style-name="T71"><text:tab/><text:tab/>"quantity":2</text:span></text:p>
      <text:p text:style-name="P185"><text:span text:style-name="T71"><text:tab/>},</text:span></text:p>
      <text:p text:style-name="P185"><text:span text:style-name="T71"><text:tab/>{</text:span></text:p>
      <text:p text:style-name="P185"><text:span text:style-name="T71"><text:tab/><text:tab/>"ticket_id":2,</text:span></text:p>
      <text:p text:style-name="P185"><text:span text:style-name="T71"><text:tab/><text:tab/>"quantity":2</text:span></text:p>
      <text:p text:style-name="P185"><text:span text:style-name="T71"><text:tab/>}</text:span></text:p>
      <text:p text:style-name="P185"><text:span text:style-name="T71">],</text:span></text:p>
      <text:p text:style-name="P185"><text:span text:style-name="T71">"event_attenders":[</text:span></text:p>
      <text:p text:style-name="P185"><text:span text:style-name="T71"><text:tab/>{</text:span></text:p>
      <text:p text:style-name="P185"><text:span text:style-name="T71"><text:tab/><text:tab/><text:tab/>"event_id":1,</text:span></text:p>
      <text:p text:style-name="P185"><text:span text:style-name="T71"><text:tab/><text:tab/><text:tab/>"event_ticket_id":2,</text:span></text:p>
      <text:p text:style-name="P185"><text:span text:style-name="T71"><text:tab/><text:tab/><text:tab/>"name":"Dhamo",</text:span></text:p>
      <text:p text:style-name="P185"><text:span text:style-name="T71"><text:tab/><text:tab/><text:tab/>"email":"Dhamo@gmail.com",</text:span></text:p>
      <text:p text:style-name="P185"><text:span text:style-name="T71"><text:tab/><text:tab/><text:tab/>"mobile_no":"9791447542",</text:span></text:p>
      <text:p text:style-name="P185"><text:span text:style-name="T71"><text:tab/><text:tab/><text:tab/>"company_name":"constient",</text:span></text:p>
      <text:p text:style-name="P185"><text:span text:style-name="T71"><text:tab/><text:tab/><text:tab/>"destination":"System Engg",</text:span></text:p>
      <text:p text:style-name="P185"><text:span text:style-name="T71"><text:tab/><text:tab/><text:tab/>"city":"Chennai"</text:span></text:p>
      <text:p text:style-name="P185"><text:span text:style-name="T71"><text:tab/><text:tab/>},</text:span></text:p>
      <text:p text:style-name="P185"><text:span text:style-name="T71"><text:tab/><text:tab/>{</text:span></text:p>
      <text:p text:style-name="P185"><text:span text:style-name="T71"><text:tab/><text:tab/><text:tab/></text:span></text:p>
      <text:p text:style-name="P185"><text:span text:style-name="T71"><text:tab/><text:tab/><text:tab/>"event_id":1,</text:span></text:p>
      <text:p text:style-name="P185"><text:span text:style-name="T71"><text:tab/><text:tab/><text:tab/>"event_ticket_id":2,</text:span></text:p>
      <text:p text:style-name="P185"><text:span text:style-name="T71"><text:tab/><text:tab/><text:tab/>"name":"Dhamo1",</text:span></text:p>
      <text:p text:style-name="P185"><text:span text:style-name="T71"><text:tab/><text:tab/><text:tab/>"email":"Dhamo1@gmail.com",</text:span></text:p>
      <text:p text:style-name="P185"><text:span text:style-name="T71"><text:tab/><text:tab/><text:tab/>"mobile_no":"97914475421",</text:span></text:p>
      <text:p text:style-name="P185"><text:span text:style-name="T71"><text:tab/><text:tab/><text:tab/>"company_name":"constient",</text:span></text:p>
      <text:p text:style-name="P185"><text:span text:style-name="T71"><text:tab/><text:tab/><text:tab/>"destination":"System Engg1",</text:span></text:p>
      <text:p text:style-name="P185"><text:span text:style-name="T71"><text:tab/><text:tab/><text:tab/>"city":"Chennai"</text:span></text:p>
      <text:p text:style-name="P185"><text:span text:style-name="T71"><text:tab/><text:tab/>}</text:span></text:p>
      <text:p text:style-name="P185"><text:span text:style-name="T71"><text:tab/></text:span></text:p>
      <text:p text:style-name="P185"><text:span text:style-name="T71"><text:tab/>]</text:span></text:p>
      <text:p text:style-name="P185"><text:span text:style-name="T71">}</text:span></text:p>
      <text:p text:style-name="P182"><text:span text:style-name="T9"/></text:p>
      <text:p text:style-name="P185"><text:span text:style-name="T9">Sample Response</text:span></text:p>
      <text:p text:style-name="P185"><text:span text:style-name="T9">{</text:span></text:p>
      <text:p text:style-name="P185"><text:span text:style-name="T9"><text:tab/>success:true,</text:span></text:p>
      <text:p text:style-name="P185"><text:span text:style-name="T9"><text:tab/>message:”Order Placed Sucessfully”</text:span></text:p>
      <text:p text:style-name="P185"><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4-29T22:17:33.214853658</dc:date>
    <meta:editing-duration>PT9H48M2S</meta:editing-duration>
    <meta:editing-cycles>57</meta:editing-cycles>
    <meta:generator>LibreOffice/5.1.6.2$Linux_X86_64 LibreOffice_project/10m0$Build-2</meta:generator>
    <meta:document-statistic meta:table-count="0" meta:image-count="0" meta:object-count="0" meta:page-count="20" meta:paragraph-count="919" meta:word-count="2054" meta:character-count="25838" meta:non-whitespace-character-count="19280"/>
  </office:meta>
</office:document-meta>
</file>